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 svg:font-family="Verdana, Geneva, Tahoma, Arial, Helvetica, sans-serif"/>
    <style:font-face style:name="raleway" svg:font-family="raleway"/>
    <style:font-face style:name="source code pro" svg:font-family="'source code pro', consolas, 'bitstream vera sans mono', 'courier new', Courier, monospace"/>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Calibri Light" fo:font-size="12pt" fo:letter-spacing="normal" fo:font-style="normal" style:text-underline-style="none" fo:font-weight="normal" style:text-blinking="false" fo:background-color="#ffffff" style:font-name-asian="Consolas" style:font-size-asian="12pt" style:font-weight-asian="normal" style:font-name-complex="Consolas" style:font-size-complex="12pt" style:font-weight-complex="normal"/>
    </style:style>
    <style:style style:name="P2" style:family="paragraph" style:parent-style-name="Standard">
      <style:text-properties fo:font-variant="normal" fo:text-transform="none" fo:color="#000000" style:text-line-through-style="none" style:font-name="Calibri Light" fo:font-size="12pt" fo:letter-spacing="normal" fo:font-style="normal" style:text-underline-style="none" fo:font-weight="bold" style:text-blinking="false" fo:background-color="#ffffff" style:font-name-asian="Consolas" style:font-size-asian="12pt" style:font-weight-asian="bold" style:font-name-complex="Consolas" style:font-size-complex="12pt" style:font-weight-complex="bold"/>
    </style:style>
    <style:style style:name="P3" style:family="paragraph" style:parent-style-name="Standard">
      <style:text-properties fo:font-variant="normal" fo:text-transform="none" fo:color="#000000" style:text-line-through-style="none" style:font-name="Calibri"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4" style:family="paragraph" style:parent-style-name="Standard">
      <style:text-properties fo:font-variant="normal" fo:text-transform="none" fo:color="#000000" style:text-line-through-style="none" style:font-name="Consolas" fo:font-size="10pt" fo:letter-spacing="normal" fo:font-style="normal" style:text-underline-style="none" fo:font-weight="bold" style:text-blinking="false" fo:background-color="#ffffff" style:font-name-asian="Consolas" style:font-size-asian="10pt" style:font-weight-asian="bold" style:font-name-complex="Consolas" style:font-size-complex="10pt" style:font-weight-complex="bold"/>
    </style:style>
    <style:style style:name="P5" style:family="paragraph" style:parent-style-name="Standard">
      <style:text-properties fo:font-variant="normal" fo:text-transform="none" fo:color="#121214" style:font-name="Calibri" fo:font-size="16pt" fo:letter-spacing="-0.0102in" fo:font-style="normal"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text-underline-style="none"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text-underline-style="none" fo:font-weight="normal" style:font-name-asian="Consolas" style:font-size-asian="10pt" style:font-weight-asian="normal" style:font-name-complex="Consolas" style:font-size-complex="10pt"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weight-asian="bold" style:font-name-complex="Consolas" style:font-size-complex="10pt" style:language-complex="zxx" style:country-complex="none" style:font-weight-complex="bold"/>
    </style:style>
    <style:style style:name="P11" style:family="paragraph" style:parent-style-name="Standard">
      <style:paragraph-properties fo:margin-left="0in" fo:margin-right="0in" fo:text-align="start" style:justify-single-word="false" fo:text-indent="0in" style:auto-text-indent="false" style:text-autospace="none"/>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Consolas" fo:font-size="10pt" fo:background-color="#ffff00" style:font-name-asian="Consolas" style:font-size-asian="10pt" style:font-name-complex="Consolas"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3f5fbf" style:font-name="Consolas" fo:font-size="10pt" style:font-name-asian="Consolas" style:font-size-asian="10pt" style:font-name-complex="Consolas" style:font-size-complex="10pt"/>
    </style:style>
    <style:style style:name="P16"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Light" fo:font-size="11.25pt" fo:letter-spacing="normal" fo:language="zxx" fo:country="none" fo:font-style="normal" style:text-underline-style="none" fo:font-weight="normal" style:text-blinking="false" fo:background-color="#ffffff"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17"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Light" fo:font-size="11.25pt" fo:letter-spacing="normal" fo:language="zxx" fo:country="none" fo:font-style="normal" style:text-underline-style="none" fo:font-weight="normal" style:text-blinking="false" fo:background-color="#ffff00"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18" style:family="paragraph" style:parent-style-name="Text_20_body">
      <style:paragraph-properties fo:margin-left="0in" fo:margin-right="0in" fo:text-align="start" style:justify-single-word="false" fo:text-indent="0in" style:auto-text-indent="false" style:text-autospace="none"/>
    </style:style>
    <style:style style:name="P19" style:family="paragraph" style:parent-style-name="Heading_20_2">
      <style:paragraph-properties fo:margin-left="0in" fo:margin-right="0in" fo:margin-top="0.1665in" fo:margin-bottom="0.0835in" fo:text-align="start" style:justify-single-word="false" fo:text-indent="0in" style:auto-text-indent="false" fo:keep-with-next="always" style:text-autospace="none"/>
      <style:text-properties fo:font-variant="normal" fo:text-transform="none" fo:color="#313131" style:text-line-through-style="none" style:font-name="Calibri" fo:font-size="12pt" fo:letter-spacing="normal" fo:language="zxx" fo:country="none" fo:font-style="normal" style:text-underline-style="solid" style:text-underline-width="auto" style:text-underline-color="font-color" style:text-blinking="false" fo:background-color="#ffffff" style:font-name-asian="Consolas" style:font-size-asian="12pt" style:language-asian="zxx" style:country-asian="none" style:font-name-complex="Consolas" style:font-size-complex="12pt" style:language-complex="zxx" style:country-complex="none"/>
    </style:style>
    <style:style style:name="P20" style:family="paragraph" style:parent-style-name="Standard" style:list-style-name="L1"/>
    <style:style style:name="P21" style:family="paragraph" style:parent-style-name="Standard" style:list-style-name="L1">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P22" style:family="paragraph" style:parent-style-name="Standard">
      <style:text-properties fo:font-variant="normal" fo:text-transform="none" fo:color="#000000" style:text-line-through-style="none" style:font-name="Calibri Light" fo:font-size="12pt" fo:letter-spacing="normal" fo:language="zxx" fo:country="none" fo:font-style="normal" style:text-underline-style="none" fo:font-weight="normal"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P23" style:family="paragraph" style:parent-style-name="Standard">
      <style:text-properties fo:font-variant="normal" fo:text-transform="none" fo:color="#000000" style:text-line-through-style="none" style:font-name="Calibri Light" fo:font-size="12pt" fo:letter-spacing="normal" fo:font-style="normal" style:text-underline-style="none" fo:font-weight="normal" style:text-blinking="false" fo:background-color="#ffffff" style:font-name-asian="Consolas" style:font-size-asian="12pt" style:font-weight-asian="normal" style:font-name-complex="Consolas" style:font-size-complex="12pt" style:font-weight-complex="normal"/>
    </style:style>
    <style:style style:name="P24" style:family="paragraph" style:parent-style-name="Standard">
      <style:text-properties fo:font-variant="normal" fo:text-transform="none" fo:color="#000000"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text-properties fo:font-variant="normal" fo:text-transform="none" fo:color="#000000" style:text-line-through-style="none" style:font-name="Consolas" fo:font-size="10pt" fo:letter-spacing="normal" fo:font-style="normal" style:text-underline-style="none" fo:font-weight="normal" style:text-blinking="false" fo:background-color="#ffffff" style:font-name-asian="Consolas" style:font-size-asian="10pt" style:font-weight-asian="normal" style:font-name-complex="Consolas" style:font-size-complex="10pt" style:font-weight-complex="normal"/>
    </style:style>
    <style:style style:name="P26" style:family="paragraph" style:parent-style-name="Standard">
      <style:text-properties fo:font-variant="normal" fo:text-transform="none" fo:color="#313131" style:text-line-through-style="none" style:font-name="Calibri" fo:font-size="13pt" fo:letter-spacing="normal" fo:font-style="normal" style:text-underline-style="solid" style:text-underline-width="auto" style:text-underline-color="font-color" fo:font-weight="bold" style:text-blinking="false" fo:background-color="#ffffff" style:font-name-asian="Consolas" style:font-size-asian="13pt" style:font-weight-asian="bold" style:font-name-complex="Consolas" style:font-size-complex="13pt" style:font-weight-complex="bold"/>
    </style:style>
    <style:style style:name="P27" style:family="paragraph" style:parent-style-name="Standard">
      <style:text-properties fo:font-variant="normal" fo:text-transform="none" fo:color="#313131" style:text-line-through-style="none" style:font-name="Calibri" fo:font-size="12pt" fo:letter-spacing="normal" fo:font-style="normal" style:text-underline-style="none" fo:font-weight="normal" style:text-blinking="false" fo:background-color="#ffffff" style:font-name-asian="Consolas" style:font-size-asian="12pt" style:font-weight-asian="normal" style:font-name-complex="Consolas" style:font-size-complex="12pt" style:font-weight-complex="normal"/>
    </style:style>
    <style:style style:name="P28" style:family="paragraph" style:parent-style-name="Standard" style:list-style-name="L2">
      <style:text-properties fo:font-variant="normal" fo:text-transform="none" fo:color="#313131" style:text-line-through-style="none" style:font-name="Calibri" fo:font-size="12pt" fo:letter-spacing="normal" fo:font-style="normal" style:text-underline-style="none" fo:font-weight="normal" style:text-blinking="false" fo:background-color="#ffffff" style:font-name-asian="Consolas" style:font-size-asian="12pt" style:font-weight-asian="normal" style:font-name-complex="Consolas" style:font-size-complex="12pt" style:font-weight-complex="normal"/>
    </style:style>
    <style:style style:name="P29" style:family="paragraph" style:parent-style-name="Standard">
      <style:text-properties fo:font-variant="normal" fo:text-transform="none" fo:color="#313131" style:text-line-through-style="none" style:font-name="Calibri"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30" style:family="paragraph" style:parent-style-name="Standard">
      <style:text-properties fo:font-variant="normal" fo:text-transform="none" fo:color="#313131" style:text-line-through-style="none" style:font-name="Calibri Light" fo:font-size="12pt" fo:letter-spacing="normal" fo:font-style="normal" style:text-underline-style="none" fo:font-weight="normal" style:text-blinking="false" fo:background-color="#ffffff" style:font-name-asian="Consolas" style:font-size-asian="12pt" style:font-weight-asian="bold" style:font-name-complex="Consolas" style:font-size-complex="12pt" style:font-weight-complex="bold"/>
    </style:style>
    <style:style style:name="P31" style:family="paragraph" style:parent-style-name="Standard">
      <style:text-properties fo:font-variant="normal" fo:text-transform="none" fo:color="#313131" style:text-line-through-style="none" style:font-name="Calibri Light"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32" style:family="paragraph" style:parent-style-name="Standard">
      <style:paragraph-properties fo:text-align="center" style:justify-single-word="false"/>
      <style:text-properties fo:font-variant="normal" fo:text-transform="none" fo:color="#313131" style:text-line-through-style="none" style:font-name="Calibri Light"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33" style:family="paragraph" style:parent-style-name="Standard" style:list-style-name="L1">
      <style:text-properties fo:color="#000000" style:font-name="Calibri Light" fo:font-size="12pt" style:text-underline-style="none" style:font-size-asian="12pt" style:font-size-complex="12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text-underline-style="none" style:font-name-asian="Consolas" style:font-size-asian="10pt" style:font-name-complex="Consolas" style:font-size-complex="10pt"/>
    </style:style>
    <style:style style:name="P36"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37"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weight-asian="bold" style:font-name-complex="Consolas" style:font-size-complex="10pt" style:language-complex="zxx" style:country-complex="none" style:font-weight-complex="bold"/>
    </style:style>
    <style:style style:name="P38"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Light" fo:font-size="11.25pt" fo:letter-spacing="normal" fo:language="zxx" fo:country="none" fo:font-style="normal" style:text-underline-style="none" fo:font-weight="normal" style:text-blinking="false" fo:background-color="#ffffff"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39"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313131" style:text-line-through-style="none" style:font-name="Calibri"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313131" style:text-line-through-style="none" style:font-name="Calibri" fo:font-size="12pt" fo:letter-spacing="normal" fo:font-style="normal" style:text-underline-style="none" fo:font-weight="normal" style:text-blinking="false" fo:background-color="#ffffff" style:font-name-asian="Consolas" style:font-size-asian="12pt" style:font-weight-asian="normal" style:font-name-complex="Consolas" style:font-size-complex="12pt" style:font-weight-complex="normal"/>
    </style:style>
    <style:style style:name="P41" style:family="paragraph" style:parent-style-name="Standard">
      <style:paragraph-properties fo:margin-left="0in" fo:margin-right="0in" fo:text-align="start" style:justify-single-word="false" fo:text-indent="0in" style:auto-text-indent="false" style:text-autospace="none"/>
      <style:text-properties fo:color="#008080" style:font-name="Consolas" fo:font-size="10pt" style:font-name-asian="Consolas" style:font-size-asian="10pt" style:font-name-complex="Consolas" style:font-size-complex="10pt"/>
    </style:style>
    <style:style style:name="P42" style:family="paragraph" style:parent-style-name="Standard" style:list-style-name="">
      <style:paragraph-properties fo:margin-left="0in" fo:margin-right="0in" fo:text-align="start" style:justify-single-word="false" fo:text-indent="0in" style:auto-text-indent="false" style:text-autospace="none"/>
    </style:style>
    <style:style style:name="P43" style:family="paragraph" style:parent-style-name="Standard">
      <style:paragraph-properties fo:margin-left="0in" fo:margin-right="0in" fo:text-align="start" style:justify-single-word="false" fo:text-indent="0in" style:auto-text-indent="false" style:text-autospace="none"/>
    </style:style>
    <style:style style:name="P44"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45" style:family="paragraph" style:parent-style-name="Standard" style:list-style-name="">
      <style:paragraph-properties fo:margin-left="0in" fo:margin-right="0in" fo:text-align="start" style:justify-single-word="false" fo:text-indent="0in" style:auto-text-indent="false" style:text-autospace="none"/>
      <style:text-properties fo:color="#2a00ff" style:font-name="Consolas" fo:font-size="10pt" fo:font-style="italic" style:font-name-asian="Consolas" style:font-size-asian="10pt" style:font-style-asian="italic" style:font-name-complex="Consolas" style:font-size-complex="10pt" style:font-style-complex="italic"/>
    </style:style>
    <style:style style:name="P46"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47"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Light" fo:font-size="11.25pt" fo:letter-spacing="normal" fo:font-style="normal" style:text-underline-style="none" fo:font-weight="normal" style:text-blinking="false" fo:background-color="#ffffff" style:font-name-asian="Consolas" style:font-size-asian="12pt" style:font-weight-asian="bold" style:font-name-complex="Consolas" style:font-size-complex="12pt" style:font-weight-complex="bold"/>
    </style:style>
    <style:style style:name="P48" style:family="paragraph" style:parent-style-name="Text_20_body">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 Light" fo:font-size="11.25pt" fo:letter-spacing="normal" fo:language="zxx" fo:country="none" fo:font-style="normal" style:text-underline-style="none" fo:font-weight="normal" style:text-blinking="false" fo:background-color="#ffffff"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P49" style:family="paragraph" style:parent-style-name="Text_20_body">
      <style:paragraph-properties fo:margin-left="0in" fo:margin-right="0in" fo:text-align="start" style:justify-single-word="false" fo:text-indent="0in" style:auto-text-indent="false" style:text-autospace="none"/>
    </style:style>
    <style:style style:name="P50" style:family="paragraph" style:parent-style-name="Text_20_body" style:list-style-name="L1"/>
    <style:style style:name="P51" style:family="paragraph" style:parent-style-name="Text_20_body" style:list-style-name="L1">
      <style:text-properties fo:color="#000000" style:text-line-through-style="none" style:font-name="Calibri Light" fo:font-size="12pt" fo:language="zxx" fo:country="none" style:text-underline-style="none"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P52" style:family="paragraph" style:parent-style-name="Heading_20_2">
      <style:paragraph-properties fo:margin-left="0in" fo:margin-right="0in" fo:text-align="start" style:justify-single-word="false" fo:text-indent="0in" style:auto-text-indent="false" style:text-autospace="none"/>
      <style:text-properties fo:font-variant="normal" fo:text-transform="none" fo:color="#313131" style:text-line-through-style="none" style:font-name="Calibri" fo:font-size="12pt" fo:letter-spacing="normal" fo:font-style="normal" style:text-underline-style="solid" style:text-underline-width="auto" style:text-underline-color="font-color" fo:font-weight="bold" style:text-blinking="false" fo:background-color="#ffffff" style:font-name-asian="Consolas" style:font-size-asian="12pt" style:font-weight-asian="bold" style:font-name-complex="Consolas" style:font-size-complex="12pt" style:font-weight-complex="bold"/>
    </style:style>
    <style:style style:name="P53" style:family="paragraph" style:parent-style-name="Heading_20_2">
      <style:paragraph-properties fo:margin-left="0in" fo:margin-right="0in" fo:margin-top="0.1665in" fo:margin-bottom="0.0835in" fo:text-align="start" style:justify-single-word="false" fo:text-indent="0in" style:auto-text-indent="false" fo:keep-with-next="always" style:text-autospace="none"/>
    </style:style>
    <style:style style:name="P54" style:family="paragraph" style:parent-style-name="Heading_20_2">
      <style:paragraph-properties fo:margin-left="0in" fo:margin-right="0in" fo:margin-top="0.1665in" fo:margin-bottom="0.0835in" fo:text-align="center" style:justify-single-word="false" fo:text-indent="0in" style:auto-text-indent="false" fo:keep-with-next="always" style:text-autospace="none"/>
    </style:style>
    <style:style style:name="T1" style:family="text">
      <style:text-properties fo:font-variant="normal" fo:text-transform="none" fo:color="#000000" style:font-name="Calibri Light" fo:font-size="12pt" fo:letter-spacing="normal" fo:font-style="normal" style:text-underline-style="none" fo:font-weight="normal" style:font-size-asian="12pt" style:font-weight-asian="normal" style:font-size-complex="12pt" style:font-weight-complex="normal"/>
    </style:style>
    <style:style style:name="T2" style:family="text">
      <style:text-properties fo:font-variant="normal" fo:text-transform="none" fo:color="#000000" style:font-name="Calibri Light" fo:font-size="12pt" fo:letter-spacing="normal" fo:font-style="normal" style:text-underline-style="none" fo:font-weight="normal" fo:background-color="#ffff00" style:font-size-asian="12pt" style:font-weight-asian="normal" style:font-size-complex="12pt" style:font-weight-complex="normal"/>
    </style:style>
    <style:style style:name="T3" style:family="text">
      <style:text-properties fo:font-variant="normal" fo:text-transform="none" fo:color="#000000" style:text-line-through-style="none" fo:letter-spacing="normal" fo:language="zxx" fo:country="none" fo:font-style="normal" style:text-underline-style="none" fo:font-weight="normal" style:text-blinking="false" fo:background-color="#ffffff" style:language-asian="zxx" style:country-asian="none" style:font-weight-asian="normal" style:language-complex="zxx" style:country-complex="none" style:font-weight-complex="normal"/>
    </style:style>
    <style:style style:name="T4" style:family="text">
      <style:text-properties fo:font-variant="normal" fo:text-transform="none" fo:color="#000000" style:text-line-through-style="none" fo:letter-spacing="normal" fo:language="zxx" fo:country="none" fo:font-style="normal" style:text-underline-style="none" fo:font-weight="normal" style:text-blinking="false" fo:background-color="#ffffff" style:language-asian="zxx" style:country-asian="none" style:language-complex="zxx" style:country-complex="none"/>
    </style:style>
    <style:style style:name="T5" style:family="text">
      <style:text-properties fo:font-variant="normal" fo:text-transform="none" fo:color="#000000" style:text-line-through-style="none" fo:letter-spacing="normal" fo:font-style="normal" style:text-underline-style="none" fo:font-weight="normal" style:text-blinking="false" fo:background-color="#ffffff" style:font-weight-asian="normal" style:font-weight-complex="normal"/>
    </style:style>
    <style:style style:name="T6" style:family="text">
      <style:text-properties fo:font-variant="normal" fo:text-transform="none" fo:color="#000000" style:text-line-through-style="none" fo:letter-spacing="normal" fo:font-style="normal" style:text-underline-style="solid" style:text-underline-width="auto" style:text-underline-color="font-color" fo:font-weight="bold" style:text-blinking="false" fo:background-color="#ffffff" style:font-weight-asian="bold" style:font-weight-complex="bold"/>
    </style:style>
    <style:style style:name="T7" style:family="text">
      <style:text-properties fo:font-variant="normal" fo:text-transform="none" fo:color="#000000" style:text-line-through-style="none" style:font-name="Calibri Light" fo:font-size="12pt" fo:letter-spacing="normal" fo:language="zxx" fo:country="none" fo:font-style="normal" style:text-underline-style="none" fo:font-weight="normal"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8" style:family="text">
      <style:text-properties fo:font-variant="normal" fo:text-transform="none" fo:color="#000000" style:text-line-through-style="none" style:font-name="Calibri Light" fo:font-size="12pt" fo:letter-spacing="normal" fo:language="zxx" fo:country="none" fo:font-style="normal" style:text-underline-style="none" fo:font-weight="normal" style:text-blinking="false" fo:background-color="#ffff00"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9" style:family="text">
      <style:text-properties fo:font-variant="normal" fo:text-transform="none" fo:color="#000000" style:text-line-through-style="none" style:font-name="Calibri Light" fo:font-size="12pt" fo:letter-spacing="normal" fo:language="zxx" fo:country="none" fo:font-style="normal" style:text-underline-style="none" fo:font-weight="bold"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10" style:family="text">
      <style:text-properties fo:font-variant="normal" fo:text-transform="none" fo:color="#000000" style:text-line-through-style="none" style:font-name="Calibri Light" fo:font-size="12pt" fo:letter-spacing="normal" fo:language="zxx" fo:country="none" fo:font-style="normal" style:text-underline-style="none" fo:font-weight="bold" style:text-blinking="false" fo:background-color="#ffff00"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T11" style:family="text">
      <style:text-properties fo:font-variant="normal" fo:text-transform="none" fo:color="#000000" style:text-line-through-style="none" style:font-name="Calibri Light" fo:font-size="12pt" fo:letter-spacing="normal" fo:font-style="normal" style:text-underline-style="none" fo:font-weight="normal" style:text-blinking="false" fo:background-color="#ffffff" style:font-name-asian="Consolas" style:font-size-asian="12pt" style:font-weight-asian="normal" style:font-name-complex="Consolas" style:font-size-complex="12pt" style:font-weight-complex="normal"/>
    </style:style>
    <style:style style:name="T12" style:family="text">
      <style:text-properties fo:font-variant="normal" fo:text-transform="none" fo:color="#000000" style:text-line-through-style="none" style:font-name="Calibri Light" fo:font-size="12pt" fo:letter-spacing="normal" fo:font-style="normal" style:text-underline-style="none" fo:font-weight="normal" style:text-blinking="false" fo:background-color="#ffffff" style:font-name-asian="Consolas" style:font-size-asian="12pt" style:font-weight-asian="bold" style:font-name-complex="Consolas" style:font-size-complex="12pt" style:font-weight-complex="bold"/>
    </style:style>
    <style:style style:name="T13" style:family="text">
      <style:text-properties fo:font-variant="normal" fo:text-transform="none" fo:color="#000000" style:text-line-through-style="none" style:font-name="Calibri Light" fo:font-size="12pt" fo:language="zxx" fo:country="none" fo:font-style="normal" style:text-underline-style="none" fo:font-weight="normal"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14" style:family="text">
      <style:text-properties fo:font-variant="normal" fo:text-transform="none" fo:color="#000000" style:text-line-through-style="none" style:font-name="Calibri Light" fo:font-size="12pt" fo:language="zxx" fo:country="none" fo:font-style="normal" style:text-underline-style="none" fo:font-weight="bold"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15" style:family="text">
      <style:text-properties fo:font-variant="normal" fo:text-transform="none" fo:color="#000000" style:text-line-through-style="none" style:font-name="Calibri Light" fo:font-size="12pt" fo:language="zxx" fo:country="none" style:text-underline-style="none"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16" style:family="text">
      <style:text-properties fo:font-variant="normal" fo:text-transform="none" fo:color="#000000" style:text-line-through-style="none" style:font-name="Calibri Light" fo:font-size="11.25pt" fo:letter-spacing="normal" fo:language="zxx" fo:country="none" fo:font-style="normal" style:text-underline-style="none" fo:font-weight="normal" style:text-blinking="false" fo:background-color="#ffffff"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T17" style:family="text">
      <style:text-properties fo:font-variant="normal" fo:text-transform="none" fo:color="#000000" style:text-line-through-style="none" style:font-name="Calibri Light" fo:font-size="11.25pt" fo:letter-spacing="normal" fo:language="zxx" fo:country="none" fo:font-style="normal" style:text-underline-style="none" fo:font-weight="normal" style:text-blinking="false" fo:background-color="#ffffff" style:font-name-asian="Consolas" style:font-size-asian="12pt" style:language-asian="zxx" style:country-asian="none" style:font-name-complex="Consolas" style:font-size-complex="12pt" style:language-complex="zxx" style:country-complex="none"/>
    </style:style>
    <style:style style:name="T18" style:family="text">
      <style:text-properties fo:font-variant="normal" fo:text-transform="none" fo:color="#000000" style:text-line-through-style="none" style:font-name="Calibri Light" fo:font-size="11.25pt" fo:letter-spacing="normal" fo:language="zxx" fo:country="none" fo:font-style="normal" style:text-underline-style="none" fo:font-weight="bold" style:text-blinking="false" fo:background-color="#ffffff" style:font-name-asian="Consolas" style:font-size-asian="12pt" style:language-asian="zxx" style:country-asian="none" style:font-weight-asian="bold" style:font-name-complex="Consolas" style:font-size-complex="12pt" style:language-complex="zxx" style:country-complex="none" style:font-weight-complex="bold"/>
    </style:style>
    <style:style style:name="T19" style:family="text">
      <style:text-properties fo:font-variant="normal" fo:text-transform="none" fo:color="#000000" style:text-line-through-style="none" style:font-name="Calibri Light" fo:font-size="11.25pt" fo:letter-spacing="normal" fo:language="zxx" fo:country="none" fo:font-style="normal" style:text-underline-style="none" style:text-blinking="false" fo:background-color="#ffffff" style:font-name-asian="Consolas" style:font-size-asian="12pt" style:language-asian="zxx" style:country-asian="none" style:font-name-complex="Consolas" style:font-size-complex="12pt" style:language-complex="zxx" style:country-complex="none"/>
    </style:style>
    <style:style style:name="T20" style:family="text">
      <style:text-properties fo:font-variant="normal" fo:text-transform="none" fo:color="#000000" style:text-line-through-style="none" style:font-name="Calibri Light" fo:font-size="13.5pt" fo:letter-spacing="normal" fo:language="zxx" fo:country="none" fo:font-style="normal" style:text-underline-style="none" fo:font-weight="bold" style:text-blinking="false" fo:background-color="#ffff00" style:font-name-asian="Consolas" style:font-size-asian="12pt" style:language-asian="zxx" style:country-asian="none" style:font-name-complex="Consolas" style:font-size-complex="12pt" style:language-complex="zxx" style:country-complex="none"/>
    </style:style>
    <style:style style:name="T21" style:family="text">
      <style:text-properties fo:font-variant="normal" fo:text-transform="none" fo:color="#000000"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T22" style:family="text">
      <style:text-properties fo:font-variant="normal" fo:text-transform="none" fo:color="#000000"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name-complex="Consolas" style:font-size-complex="10pt" style:language-complex="zxx" style:country-complex="none"/>
    </style:style>
    <style:style style:name="T23" style:family="text">
      <style:text-properties fo:font-variant="normal" fo:text-transform="none" fo:color="#000000" style:text-line-through-style="none" style:font-name="Consolas" fo:font-size="10pt" fo:letter-spacing="normal" fo:language="zxx" fo:country="none" fo:font-style="normal" style:text-underline-style="solid" style:text-underline-width="auto" style:text-underline-color="font-color" fo:font-weight="normal" style:text-blinking="false" fo:background-color="#ffffff"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T24" style:family="text">
      <style:text-properties fo:font-variant="normal" fo:text-transform="none" fo:color="#000000" style:text-line-through-style="none" style:font-name="Verdana" fo:font-size="11.25pt" fo:letter-spacing="normal" fo:language="zxx" fo:country="none" fo:font-style="normal" style:text-underline-style="solid" style:text-underline-width="auto" style:text-underline-color="font-color" style:text-blinking="false" fo:background-color="#ffffff" style:font-name-asian="Consolas" style:font-size-asian="12pt" style:language-asian="zxx" style:country-asian="none" style:font-name-complex="Consolas" style:font-size-complex="12pt" style:language-complex="zxx" style:country-complex="none"/>
    </style:style>
    <style:style style:name="T25" style:family="text">
      <style:text-properties fo:font-variant="normal" fo:text-transform="none" fo:color="#000000" style:text-line-through-style="none" style:font-name="Verdana" fo:font-size="11.25pt" fo:letter-spacing="normal" fo:language="zxx" fo:country="none" fo:font-style="normal" style:text-underline-style="solid" style:text-underline-width="auto" style:text-underline-color="font-color" fo:font-weight="normal" style:text-blinking="false" fo:background-color="#ffffff" style:font-name-asian="Consolas" style:font-size-asian="12pt" style:language-asian="zxx" style:country-asian="none" style:font-name-complex="Consolas" style:font-size-complex="12pt" style:language-complex="zxx" style:country-complex="none"/>
    </style:style>
    <style:style style:name="T26" style:family="text">
      <style:text-properties fo:font-variant="normal" fo:text-transform="none" fo:color="#000000" style:text-line-through-style="none" style:font-name="Verdana" fo:font-size="11.25pt" fo:letter-spacing="normal" fo:language="zxx" fo:country="none" fo:font-style="normal" style:text-underline-style="none" fo:font-weight="normal" style:text-blinking="false" fo:background-color="#ffffff" style:font-name-asian="Consolas" style:font-size-asian="12pt" style:language-asian="zxx" style:country-asian="none" style:font-name-complex="Consolas" style:font-size-complex="12pt" style:language-complex="zxx" style:country-complex="none"/>
    </style:style>
    <style:style style:name="T27" style:family="text">
      <style:text-properties fo:font-variant="normal" fo:text-transform="none" fo:color="#000000" style:text-line-through-style="none" style:font-name="Verdana" fo:font-size="11.25pt" fo:letter-spacing="normal" fo:language="zxx" fo:country="none" fo:font-style="normal" style:text-underline-style="none" fo:font-weight="normal" style:text-blinking="false" fo:background-color="#ffffff" style:language-asian="zxx" style:country-asian="none" style:language-complex="zxx" style:country-complex="none"/>
    </style:style>
    <style:style style:name="T28" style:family="text">
      <style:text-properties fo:font-variant="normal" fo:text-transform="none" fo:color="#000000" style:text-line-through-style="none" style:font-name="Verdana" fo:font-size="11.25pt" fo:letter-spacing="normal" fo:language="zxx" fo:country="none" fo:font-style="normal" style:text-underline-style="none" style:text-blinking="false" fo:background-color="#ffffff" style:font-name-asian="Consolas" style:font-size-asian="12pt" style:language-asian="zxx" style:country-asian="none" style:font-name-complex="Consolas" style:font-size-complex="12pt" style:language-complex="zxx" style:country-complex="none"/>
    </style:style>
    <style:style style:name="T29" style:family="text">
      <style:text-properties fo:font-variant="normal" fo:text-transform="none" fo:color="#000000" style:text-line-through-style="none" style:font-name="Verdana" fo:font-size="11.25pt" fo:letter-spacing="normal" fo:language="zxx" fo:country="none" fo:font-style="normal" style:text-underline-style="none" style:text-blinking="false" fo:background-color="#ffffff" style:language-asian="zxx" style:country-asian="none" style:language-complex="zxx" style:country-complex="none"/>
    </style:style>
    <style:style style:name="T30" style:family="text">
      <style:text-properties fo:font-variant="normal" fo:text-transform="none" fo:color="#000000" style:font-name="source code pro" fo:font-size="10.5pt" fo:letter-spacing="normal" fo:font-style="normal" fo:font-weight="normal" fo:background-color="#ffffff"/>
    </style:style>
    <style:style style:name="T31" style:family="text">
      <style:text-properties fo:font-variant="normal" fo:text-transform="none" fo:color="#2a00ff" style:text-line-through-style="none" fo:letter-spacing="normal" fo:font-style="italic" style:text-underline-style="solid" style:text-underline-width="auto" style:text-underline-color="font-color" fo:font-weight="bold" style:text-blinking="false" fo:background-color="#ffffff" style:font-style-asian="italic" style:font-weight-asian="bold" style:font-style-complex="italic" style:font-weight-complex="bold"/>
    </style:style>
    <style:style style:name="T32" style:family="text">
      <style:text-properties fo:font-variant="normal" fo:text-transform="none" fo:color="#2a00ff"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T33" style:family="text">
      <style:text-properties fo:font-variant="normal" fo:text-transform="none" fo:color="#2a00ff" style:text-line-through-style="none" style:font-name="Consolas" fo:font-size="10pt" fo:letter-spacing="normal" fo:language="zxx" fo:country="none" fo:font-style="italic" style:text-underline-style="none" fo:font-weight="normal" style:text-blinking="false" fo:background-color="#ffffff" style:font-name-asian="Consolas" style:font-size-asian="10pt" style:language-asian="zxx" style:country-asian="none" style:font-style-asian="italic" style:font-name-complex="Consolas" style:font-size-complex="10pt" style:language-complex="zxx" style:country-complex="none" style:font-style-complex="italic"/>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style:text-line-through-style="none" fo:letter-spacing="normal" fo:language="zxx" fo:country="none" fo:font-style="normal" fo:font-weight="normal" style:text-blinking="false" fo:background-color="#ffffff" style:font-name-asian="Consolas" style:language-asian="zxx" style:country-asian="none" style:font-weight-asian="normal" style:font-name-complex="Consolas" style:language-complex="zxx" style:country-complex="none" style:font-weight-complex="normal"/>
    </style:style>
    <style:style style:name="T36" style:family="text">
      <style:text-properties fo:font-variant="normal" fo:text-transform="none" style:text-line-through-style="none" fo:letter-spacing="normal" fo:font-style="normal" fo:font-weight="bold" style:text-blinking="false" fo:background-color="#ffffff" style:font-weight-asian="bold" style:font-weight-complex="bold"/>
    </style:style>
    <style:style style:name="T37" style:family="text">
      <style:text-properties fo:font-variant="normal" fo:text-transform="none" style:text-line-through-style="none" fo:font-size="12pt" fo:letter-spacing="normal" fo:language="zxx" fo:country="none" fo:font-style="normal" style:text-underline-style="none" fo:font-weight="normal" style:text-blinking="false" style:font-size-asian="12pt" style:language-asian="zxx" style:country-asian="none" style:font-weight-asian="normal" style:font-size-complex="12pt" style:language-complex="zxx" style:country-complex="none" style:font-weight-complex="normal"/>
    </style:style>
    <style:style style:name="T38" style:family="text">
      <style:text-properties fo:font-variant="normal" fo:text-transform="none" fo:color="#7f0055" style:text-line-through-style="none" fo:letter-spacing="normal" fo:language="zxx" fo:country="none" fo:font-style="normal" style:text-underline-style="none" fo:font-weight="bold" style:text-blinking="false" fo:background-color="#ffffff" style:language-asian="zxx" style:country-asian="none" style:font-weight-asian="bold" style:language-complex="zxx" style:country-complex="none" style:font-weight-complex="bold"/>
    </style:style>
    <style:style style:name="T39" style:family="text">
      <style:text-properties fo:font-variant="normal" fo:text-transform="none" fo:color="#7f0055" style:text-line-through-style="none" fo:letter-spacing="normal" fo:font-style="normal" style:text-underline-style="none" fo:font-weight="bold" style:text-blinking="false" fo:background-color="#ffffff" style:font-weight-asian="bold" style:font-weight-complex="bold"/>
    </style:style>
    <style:style style:name="T40" style:family="text">
      <style:text-properties fo:font-variant="normal" fo:text-transform="none" fo:color="#7f0055" style:text-line-through-style="none" fo:letter-spacing="normal" fo:font-style="normal" fo:font-weight="bold" style:text-blinking="false" fo:background-color="#ffffff" style:font-weight-asian="bold" style:font-weight-complex="bold"/>
    </style:style>
    <style:style style:name="T41" style:family="text">
      <style:text-properties fo:font-variant="normal" fo:text-transform="none" fo:color="#7f0055" style:text-line-through-style="none" style:font-name="Consolas" fo:font-size="10pt" fo:letter-spacing="normal" fo:language="zxx" fo:country="none" fo:font-style="normal" style:text-underline-style="none" fo:font-weight="bold" style:text-blinking="false" fo:background-color="#ffffff" style:font-name-asian="Consolas" style:font-size-asian="10pt" style:language-asian="zxx" style:country-asian="none" style:font-weight-asian="bold" style:font-name-complex="Consolas" style:font-size-complex="10pt" style:language-complex="zxx" style:country-complex="none" style:font-weight-complex="bold"/>
    </style:style>
    <style:style style:name="T42" style:family="text">
      <style:text-properties fo:font-variant="normal" fo:text-transform="none" fo:color="#313131" style:text-line-through-style="none" style:font-name="Calibri" fo:font-size="12pt" fo:letter-spacing="normal" fo:language="zxx" fo:country="none" fo:font-style="normal" style:text-underline-style="solid" style:text-underline-width="auto" style:text-underline-color="font-color" style:text-blinking="false" fo:background-color="#ffffff" style:font-name-asian="Consolas" style:font-size-asian="12pt" style:language-asian="zxx" style:country-asian="none" style:font-name-complex="Consolas" style:font-size-complex="12pt" style:language-complex="zxx" style:country-complex="none"/>
    </style:style>
    <style:style style:name="T43" style:family="text">
      <style:text-properties fo:font-variant="normal" fo:text-transform="none" fo:color="#313131" style:text-line-through-style="none" style:font-name="Calibri" fo:font-size="12pt" fo:letter-spacing="normal" fo:language="zxx" fo:country="none" fo:font-style="normal" style:text-underline-style="solid" style:text-underline-width="auto" style:text-underline-color="font-color" fo:font-weight="bold" style:text-blinking="false" fo:background-color="#ffffff" style:font-name-asian="Consolas" style:font-size-asian="12pt" style:language-asian="zxx" style:country-asian="none" style:font-name-complex="Consolas" style:font-size-complex="12pt" style:language-complex="zxx" style:country-complex="none"/>
    </style:style>
    <style:style style:name="T44" style:family="text">
      <style:text-properties fo:font-variant="normal" fo:text-transform="none" fo:color="#008080" style:text-line-through-style="none" fo:letter-spacing="normal" fo:font-style="normal" style:text-underline-style="solid" style:text-underline-width="auto" style:text-underline-color="font-color" fo:font-weight="bold" style:text-blinking="false" fo:background-color="#ffffff" style:font-weight-asian="bold" style:font-weight-complex="bold"/>
    </style:style>
    <style:style style:name="T45" style:family="text">
      <style:text-properties fo:font-variant="normal" fo:text-transform="none" fo:color="#008080" style:text-line-through-style="none" fo:letter-spacing="normal" fo:language="zxx" fo:country="none" fo:font-style="normal" style:text-underline-style="none" fo:font-weight="normal" style:text-blinking="false" fo:background-color="#ffffff" style:language-asian="zxx" style:country-asian="none" style:language-complex="zxx" style:country-complex="none"/>
    </style:style>
    <style:style style:name="T46" style:family="text">
      <style:text-properties fo:font-variant="normal" fo:text-transform="none" fo:color="#008080" style:text-line-through-style="none" fo:letter-spacing="normal" fo:language="zxx" fo:country="none" fo:font-style="normal" style:text-underline-style="none" style:text-blinking="false" fo:background-color="#ffffff" style:language-asian="zxx" style:country-asian="none" style:language-complex="zxx" style:country-complex="none"/>
    </style:style>
    <style:style style:name="T47" style:family="text">
      <style:text-properties fo:font-variant="normal" fo:text-transform="none" fo:color="#008080"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name-complex="Consolas" style:font-size-complex="10pt" style:language-complex="zxx" style:country-complex="none"/>
    </style:style>
    <style:style style:name="T48" style:family="text">
      <style:text-properties fo:font-variant="normal" fo:text-transform="none" fo:color="#3f7f7f" style:text-line-through-style="none" fo:letter-spacing="normal" fo:font-style="normal" style:text-underline-style="solid" style:text-underline-width="auto" style:text-underline-color="font-color" fo:font-weight="bold" style:text-blinking="false" fo:background-color="#ffffff" style:font-weight-asian="bold" style:font-weight-complex="bold"/>
    </style:style>
    <style:style style:name="T49" style:family="text">
      <style:text-properties fo:font-variant="normal" fo:text-transform="none" fo:color="#3f7f7f" style:text-line-through-style="none" fo:letter-spacing="normal" fo:language="zxx" fo:country="none" fo:font-style="normal" style:text-underline-style="none" fo:font-weight="normal" style:text-blinking="false" fo:background-color="#ffffff" style:language-asian="zxx" style:country-asian="none" style:language-complex="zxx" style:country-complex="none"/>
    </style:style>
    <style:style style:name="T50" style:family="text">
      <style:text-properties fo:font-variant="normal" fo:text-transform="none" fo:color="#3f7f7f"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name-complex="Consolas" style:font-size-complex="10pt" style:language-complex="zxx" style:country-complex="none"/>
    </style:style>
    <style:style style:name="T51" style:family="text">
      <style:text-properties fo:font-variant="normal" fo:text-transform="none" fo:color="#7f007f" style:text-line-through-style="none" fo:letter-spacing="normal" fo:font-style="normal" style:text-underline-style="solid" style:text-underline-width="auto" style:text-underline-color="font-color" fo:font-weight="bold" style:text-blinking="false" fo:background-color="#ffffff" style:font-weight-asian="bold" style:font-weight-complex="bold"/>
    </style:style>
    <style:style style:name="T52" style:family="text">
      <style:text-properties fo:font-variant="normal" fo:text-transform="none" fo:color="#7f007f" style:text-line-through-style="none" style:font-name="Consolas" fo:font-size="10pt" fo:letter-spacing="normal" fo:language="zxx" fo:country="none" fo:font-style="normal" style:text-underline-style="none" fo:font-weight="normal" style:text-blinking="false" fo:background-color="#ffffff" style:font-name-asian="Consolas" style:font-size-asian="10pt" style:language-asian="zxx" style:country-asian="none" style:font-name-complex="Consolas" style:font-size-complex="10pt" style:language-complex="zxx" style:country-complex="none"/>
    </style:style>
    <style:style style:name="T53" style:family="text">
      <style:text-properties fo:font-variant="normal" fo:text-transform="none" fo:color="#535353" style:text-line-through-style="none" style:font-name="raleway" fo:font-size="13.5pt" fo:letter-spacing="normal" fo:language="zxx" fo:country="none" fo:font-style="normal" style:text-underline-style="solid" style:text-underline-width="auto" style:text-underline-color="font-color" fo:font-weight="normal" style:text-blinking="false" fo:background-color="#ffffff" style:font-name-asian="Consolas" style:font-size-asian="12pt" style:language-asian="zxx" style:country-asian="none" style:font-name-complex="Consolas" style:font-size-complex="12pt" style:language-complex="zxx" style:country-complex="none"/>
    </style:style>
    <style:style style:name="T54" style:family="text">
      <style:text-properties fo:font-variant="normal" fo:text-transform="none" fo:color="#535353" style:text-line-through-style="none" style:font-name="raleway" fo:font-size="13.5pt" fo:letter-spacing="normal" fo:language="zxx" fo:country="none" style:text-underline-style="solid" style:text-underline-width="auto" style:text-underline-color="font-color" fo:font-weight="normal" style:text-blinking="false" fo:background-color="#ffffff" style:font-name-asian="Consolas" style:font-size-asian="12pt" style:language-asian="zxx" style:country-asian="none" style:font-name-complex="Consolas" style:font-size-complex="12pt" style:language-complex="zxx" style:country-complex="none"/>
    </style:style>
    <style:style style:name="T55" style:family="text">
      <style:text-properties fo:font-variant="normal" fo:text-transform="none" fo:color="#535353" style:font-name="raleway" fo:font-size="13.5pt" fo:letter-spacing="normal" fo:font-style="normal" fo:font-weight="normal"/>
    </style:style>
    <style:style style:name="T56" style:family="text">
      <style:text-properties fo:font-variant="normal" fo:text-transform="none" fo:color="#afafaf"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57" style:family="text">
      <style:text-properties fo:font-variant="normal" fo:text-transform="none" fo:color="#63b175" style:font-name="source code pro" fo:font-size="10.5pt" fo:letter-spacing="normal" fo:font-style="normal" fo:font-weight="bold" fo:background-color="#ffffff"/>
    </style:style>
    <style:style style:name="T58" style:family="text">
      <style:text-properties fo:font-variant="normal" fo:text-transform="none"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59" style:family="text">
      <style:text-properties fo:font-variant="normal" fo:text-transform="none" fo:color="#333333" style:font-name="raleway" fo:font-size="13.5pt" fo:letter-spacing="normal" fo:font-style="normal" fo:font-weight="normal" style:font-name-asian="raleway" style:font-size-asian="13.5pt" style:font-style-asian="normal" style:font-weight-asian="normal" style:font-name-complex="raleway" style:font-size-complex="13.5pt" style:font-style-complex="normal" style:font-weight-complex="normal"/>
    </style:style>
    <style:style style:name="T60" style:family="text">
      <style:text-properties fo:font-variant="normal" fo:text-transform="none" fo:color="#333333" style:font-name="source code pro" fo:font-size="10.5pt" fo:letter-spacing="normal" fo:font-style="normal" fo:font-weight="normal" fo:background-color="#ffffff"/>
    </style:style>
    <style:style style:name="T61" style:family="text">
      <style:text-properties fo:font-variant="normal" fo:text-transform="none" fo:color="#333333" fo:letter-spacing="normal" fo:background-color="#ffffff"/>
    </style:style>
    <style:style style:name="T62" style:family="text">
      <style:text-properties fo:font-variant="normal" fo:text-transform="none" fo:color="#808080" style:font-name="source code pro" fo:font-size="10.5pt" fo:letter-spacing="normal" fo:font-style="normal" fo:font-weight="normal" fo:background-color="#ffffff"/>
    </style:style>
    <style:style style:name="T63" style:family="text">
      <style:text-properties fo:font-weight="bold"/>
    </style:style>
    <style:style style:name="T64" style:family="text">
      <style:text-properties fo:background-color="#ffff00"/>
    </style:style>
    <style:style style:name="T65" style:family="text">
      <style:text-properties fo:color="#000000"/>
    </style:style>
    <style:style style:name="T66" style:family="text">
      <style:text-properties fo:color="#000000" style:text-underline-style="solid" style:text-underline-width="auto" style:text-underline-color="font-color"/>
    </style:style>
    <style:style style:name="T67" style:family="text">
      <style:text-properties fo:color="#000000" style:text-underline-style="none"/>
    </style:style>
    <style:style style:name="T68" style:family="text">
      <style:text-properties fo:color="#000000" style:font-name="Consolas" fo:font-size="10pt" style:font-name-asian="Consolas" style:font-size-asian="10pt" style:font-name-complex="Consolas" style:font-size-complex="10pt"/>
    </style:style>
    <style:style style:name="T69" style:family="text">
      <style:text-properties fo:color="#000000" fo:background-color="#ffff00"/>
    </style:style>
    <style:style style:name="T70" style:family="text">
      <style:text-properties fo:color="#000000" style:text-line-through-style="none" style:font-name="Calibri Light" fo:font-size="12pt" fo:language="zxx" fo:country="none" style:text-underline-style="none" style:text-blinking="false" fo:background-color="#ffffff" style:font-name-asian="Consolas" style:font-size-asian="12pt" style:language-asian="zxx" style:country-asian="none" style:font-weight-asian="normal" style:font-name-complex="Consolas" style:font-size-complex="12pt" style:language-complex="zxx" style:country-complex="none" style:font-weight-complex="normal"/>
    </style:style>
    <style:style style:name="T71" style:family="text">
      <style:text-properties fo:color="#7f0055"/>
    </style:style>
    <style:style style:name="T72" style:family="text">
      <style:text-properties fo:color="#7f0055" fo:font-weight="bold"/>
    </style:style>
    <style:style style:name="T73" style:family="text">
      <style:text-properties fo:color="#7f0055" fo:font-weight="bold" style:font-weight-asian="bold" style:font-weight-complex="bold"/>
    </style:style>
    <style:style style:name="T74" style:family="text">
      <style:text-properties fo:color="#7f0055" fo:font-weight="bold" fo:background-color="#ffff00" style:font-weight-asian="bold" style:font-weight-complex="bold"/>
    </style:style>
    <style:style style:name="T75" style:family="text">
      <style:text-properties fo:color="#2a00ff"/>
    </style:style>
    <style:style style:name="T76" style:family="text">
      <style:text-properties fo:color="#2a00ff" fo:font-style="italic" style:font-style-asian="italic" style:font-style-complex="italic"/>
    </style:style>
    <style:style style:name="T77" style:family="text">
      <style:text-properties fo:color="#3f7f5f"/>
    </style:style>
    <style:style style:name="T78" style:family="text">
      <style:text-properties fo:color="#3f7f5f" fo:font-weight="bold" style:font-weight-asian="bold" style:font-weight-complex="bold"/>
    </style:style>
    <style:style style:name="T79" style:family="text">
      <style:text-properties fo:color="#3f7f5f" style:font-name="Consolas" fo:font-size="10pt" style:font-name-asian="Consolas" style:font-size-asian="10pt" style:font-name-complex="Consolas" style:font-size-complex="10pt"/>
    </style:style>
    <style:style style:name="T80" style:family="text">
      <style:text-properties fo:color="#6a3e3e"/>
    </style:style>
    <style:style style:name="T81" style:family="text">
      <style:text-properties fo:font-weight="normal"/>
    </style:style>
    <style:style style:name="T82" style:family="text">
      <style:text-properties fo:color="#313131"/>
    </style:style>
    <style:style style:name="T83" style:family="text">
      <style:text-properties fo:color="#313131" fo:font-weight="normal"/>
    </style:style>
    <style:style style:name="T84" style:family="text">
      <style:text-properties fo:color="#0000c0"/>
    </style:style>
    <style:style style:name="T85"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fo:color="#008080"/>
    </style:style>
    <style:style style:name="T87" style:family="text">
      <style:text-properties fo:color="#008080" style:font-name="Consolas" fo:font-size="10pt" style:font-name-asian="Consolas" style:font-size-asian="10pt" style:font-name-complex="Consolas" style:font-size-complex="10pt"/>
    </style:style>
    <style:style style:name="T88" style:family="text">
      <style:text-properties fo:color="#3f7f7f"/>
    </style:style>
    <style:style style:name="T89" style:family="text">
      <style:text-properties fo:color="#3f7f7f" style:font-name="Consolas" fo:font-size="10pt" style:font-name-asian="Consolas" style:font-size-asian="10pt" style:font-name-complex="Consolas" style:font-size-complex="10pt"/>
    </style:style>
    <style:style style:name="T90" style:family="text">
      <style:text-properties fo:color="#7f007f"/>
    </style:style>
    <style:style style:name="T91" style:family="text">
      <style:text-properties fo:color="#3f5fbf"/>
    </style:style>
    <style:style style:name="T92" style:family="text">
      <style:text-properties fo:color="#535353"/>
    </style:style>
    <style:style style:name="T93" style:family="text">
      <style:text-properties fo:color="#535353" style:font-name="raleway" fo:font-size="13.5pt"/>
    </style:style>
    <style:style style:name="T94" style:family="text">
      <style:text-properties fo:language="zxx" fo:country="none" style:language-asian="zxx" style:country-asian="none" style:language-complex="zxx" style:country-complex="none"/>
    </style:style>
    <style:style style:name="T95" style:family="text">
      <style:text-properties style:font-name="source code pro" fo:font-size="10.5pt"/>
    </style:style>
    <style:style style:name="T96" style:family="text">
      <style:text-properties fo:color="#63b175" style:font-name="source code pro" fo:font-size="10.5pt" fo:font-weight="bold"/>
    </style:style>
    <style:style style:name="T97" style:family="text">
      <style:text-properties fo:color="#333333" style:font-name="raleway" fo:font-size="21.75pt" fo:font-weight="bold"/>
    </style:style>
    <style:style style:name="T98" style:family="text">
      <style:text-properties fo:color="#333333" style:font-name="source code pro" fo:font-size="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pendency Injection (DI):</text:p>
      <text:list xml:id="list1559547282452920006" text:style-name="L1">
        <text:list-item>
          <text:p text:style-name="P20"><text:span text:style-name="T1">Every Java-based application has a few objects that work together to present what the end-user sees as a working application. When writing a complex Java application, </text:span><text:span text:style-name="T2">application classes should be as independent as possible of other Java classes</text:span><text:span text:style-name="T1"> to increase the possibility to reuse these classes and to test them independently of other classes while unit testing. </text:span><text:span text:style-name="T2">Dependency Injection helps in gluing these classes together and at the same time keeping them independent.</text:span></text:p>
        </text:list-item>
        <text:list-item>
          <text:p text:style-name="P21">What is dependency injection exactly? Let's look at these two words separately. Here the dependency part translates into an association between two classes. For example, <text:span text:style-name="T64">class A is dependent of class B</text:span>. Now, let's look at the second part, injection. All this means is, <text:span text:style-name="T64">class B will get injected into class A by the IoC</text:span>.</text:p>
        </text:list-item>
        <text:list-item>
          <text:p text:style-name="P21">Dependency injection can happen in the way of passing parameters to the constructor or by post-construction using setter methods.</text:p>
        </text:list-item>
        <text:list-item>
          <text:p text:style-name="P21">DI / IOC is that, programmer do not need to create the objects, instead just describe how it should be created. </text:p>
        </text:list-item>
        <text:list-item>
          <text:p text:style-name="P21">Programmer do not need to directly connect your components and services together in program, instead just describe which services are needed by which components in a configuration file/xml file. </text:p>
        </text:list-item>
        <text:list-item>
          <text:p text:style-name="P33"><text:span text:style-name="T35">The Spring IOC container is then responsible for binding it all up. Spring BEANs that are created will be managed in </text:span><text:span text:style-name="Strong_20_Emphasis"><text:span text:style-name="T35">Spring IoC Container.</text:span></text:span><text:span text:style-name="T35"> </text:span></text:p>
        </text:list-item>
        <text:list-item>
          <text:p text:style-name="P20"><text:span text:style-name="T7">In the Spring framework, </text:span><text:span text:style-name="T8">the IoC container is represented by the interface </text:span><text:span text:style-name="Emphasis"><text:span text:style-name="T10">ApplicationContext</text:span></text:span><text:span text:style-name="T10">.</text:span><text:span text:style-name="T7"> The Spring container is responsible for instantiating, configuring and assembling objects known as </text:span><text:span text:style-name="Emphasis"><text:span text:style-name="T7">beans</text:span></text:span><text:span text:style-name="T7">, as well as managing their lifecycle. </text:span></text:p>
        </text:list-item>
        <text:list-item>
          <text:p text:style-name="P20"><text:span text:style-name="T7">The Spring framework provides several implementations of </text:span><text:span text:style-name="T8">the </text:span><text:span text:style-name="Emphasis"><text:span text:style-name="T8">ApplicationContext</text:span></text:span><text:span text:style-name="T8"> interface — </text:span><text:span text:style-name="Emphasis"><text:span text:style-name="T8">ClassPathXmlApplicationContext</text:span></text:span><text:span text:style-name="T8"> and </text:span><text:span text:style-name="Emphasis"><text:span text:style-name="T8">FileSystemXmlApplicationContext </text:span></text:span><text:span text:style-name="T8">for standalone applications, and </text:span><text:span text:style-name="Emphasis"><text:span text:style-name="T8">WebApplicationContext</text:span></text:span><text:span text:style-name="T8"> for web applications. </text:span></text:p>
        </text:list-item>
        <text:list-item>
          <text:p text:style-name="P50"><text:span text:style-name="T70">In order to assemble beans, the container uses configuration metadata, which can be in the form of XML configuration or annotations. T</text:span><text:span text:style-name="T7">he container will read this metadata and use it to assemble beans at runtime. Here’s one way to manually instantiate a container:</text:span></text:p>
          <text:p text:style-name="P50"><text:span text:style-name="Source_20_Text"><text:span text:style-name="T21">ApplicationContext context = </text:span></text:span><text:span text:style-name="Source_20_Text"><text:span text:style-name="T41">new</text:span></text:span><text:span text:style-name="Source_20_Text"><text:span text:style-name="T21"> ClassPathXmlApplicationContext(</text:span></text:span><text:span text:style-name="Source_20_Text"><text:span text:style-name="T32">"applicationContext.xml"</text:span></text:span><text:span text:style-name="Source_20_Text"><text:span text:style-name="T21">)</text:span></text:span><text:span text:style-name="Source_20_Text"><text:span text:style-name="T23">;</text:span></text:span></text:p>
        </text:list-item>
        <text:list-item>
          <text:p text:style-name="P20"><text:span text:style-name="Strong_20_Emphasis"><text:span text:style-name="T20">Dependency Injection in Spring can be done through constructors, setters or fields.</text:span></text:span><text:span text:style-name="T8"> </text:span></text:p>
        </text:list-item>
      </text:list>
      <text:p text:style-name="P22"/>
      <text:p text:style-name="P22"><text:s/>Consider you have an application which has a text editor component and you want to provide a spell check. Here’s how you would create an object dependency in traditional programming,</text:p>
      <text:p text:style-name="P22"/>
      <text:p text:style-name="P6"><text:span text:style-name="T38">public</text:span><text:span text:style-name="T3"> </text:span><text:span text:style-name="T38">class</text:span><text:span text:style-name="T3"> TextEditor</text:span></text:p>
      <text:p text:style-name="P24">{</text:p>
      <text:p text:style-name="P12"><text:span text:style-name="T65"><text:s text:c="3"/></text:span><text:span text:style-name="T73">private</text:span><text:span text:style-name="T65"> SpellChecker spellChecker;</text:span></text:p>
      <text:p text:style-name="P7"><text:tab/> <text:s text:c="2"/></text:p>
      <text:p text:style-name="P12"><text:span text:style-name="T65"><text:s text:c="3"/></text:span><text:span text:style-name="T74">public</text:span><text:span text:style-name="T69"> TextEditor() {</text:span></text:p>
      <text:p text:style-name="P13"><text:span text:style-name="T65"><text:s text:c="6"/>spellChecker = </text:span><text:span text:style-name="T73">new</text:span><text:span text:style-name="T65"> SpellChecker();</text:span></text:p>
      <text:p text:style-name="P7"><text:s text:c="3"/>}</text:p>
      <text:p text:style-name="P7">}</text:p>
      <text:p text:style-name="Standard"><text:span text:style-name="T11">In the example above, we need to instantiate an implementation of the spellChecker within the </text:span><text:span text:style-name="T7">TextEditor </text:span><text:span text:style-name="T11">class itself. Bydoing so,What we've done here is, create a dependency between the TextEditor and the SpellChecker. In an inversion of control scenario, we can rewrite the example without specifying the implementation of </text:span><text:span text:style-name="Emphasis"><text:span text:style-name="T11">spellChecker </text:span></text:span><text:span text:style-name="T11">that we want,</text:span></text:p>
      <text:p text:style-name="P1"/>
      <text:p text:style-name="P6"><text:span text:style-name="T39">public</text:span><text:span text:style-name="T5"> </text:span><text:span text:style-name="T39">class</text:span><text:span text:style-name="T5"> TextEditor </text:span></text:p>
      <text:p text:style-name="P25"><text:soft-page-break/>{</text:p>
      <text:p text:style-name="P12"><text:span text:style-name="T65"><text:s text:c="3"/></text:span><text:span text:style-name="T73">private</text:span><text:span text:style-name="T65"> SpellChecker spellChecker;</text:span></text:p>
      <text:p text:style-name="P7"><text:s text:c="3"/></text:p>
      <text:p text:style-name="P12"><text:span text:style-name="T65"><text:s text:c="3"/></text:span><text:span text:style-name="T74">public</text:span><text:span text:style-name="T69"> TextEditor(SpellChecker spellChecker) {</text:span></text:p>
      <text:p text:style-name="P13"><text:span text:style-name="T65"><text:s text:c="6"/></text:span><text:span text:style-name="T73">this</text:span><text:span text:style-name="T65">.spellChecker = spellChecker;</text:span></text:p>
      <text:p text:style-name="P7"><text:s text:c="3"/>}</text:p>
      <text:p text:style-name="P7">}</text:p>
      <text:p text:style-name="P7"/>
      <text:p text:style-name="P1">Here, the TextEditor should not worry about SpellChecker implementation. <text:span text:style-name="T64">The SpellChecker will be implemented independently and will be provided to the TextEditor at the time of TextEditor instantiation.</text:span> This entire procedure is controlled by the Spring Framework. </text:p>
      <text:p text:style-name="P1"/>
      <text:p text:style-name="P1">Here, we have removed total control from the TextEditor and kept it somewhere else (i.e. XML configuration file) and the dependency (i.e. class SpellChecker) is being injected into the class TextEditor through a Class Constructor. Thus the flow of control has been "inverted" by Dependency Injection (DI) because you have effectively delegated dependencies to some external system. </text:p>
      <text:p text:style-name="P1"/>
      <text:p text:style-name="P1">The second method of injecting dependency is through Setter Methods of the TextEditor class where we will create a SpellChecker instance. This instance will be used to call setter methods to initialize TextEditor's properties. </text:p>
      <text:p text:style-name="P1"/>
      <text:p text:style-name="P26">Dependency Injection Type:</text:p>
      <text:list xml:id="list624284145394742494" text:style-name="L2">
        <text:list-item>
          <text:p text:style-name="P28">Constructor based DI</text:p>
        </text:list-item>
        <text:list-item>
          <text:p text:style-name="P28">Setter based DI</text:p>
        </text:list-item>
      </text:list>
      <text:p text:style-name="P27"/>
      <text:p text:style-name="P29">Constructor based DI:</text:p>
      <text:p text:style-name="Standard"><text:span text:style-name="T12">Constructor-based DI is accomplished when the container invokes a class constructor with a number of arguments, each representing a dependency on the other class.Spring resolves each argument primarily by type, followed by name of the attribute and index for disambiguation. </text:span></text:p>
      <text:p text:style-name="P29"/>
      <text:p text:style-name="P29">Setter based DI:</text:p>
      <text:p text:style-name="P2"><text:span text:style-name="T81">Setter-based DI is accomplished by the container calling setter methods on your beans after invoking a no-argument constructor or no-argument static factory method to instantiate your bean.</text:span><text:span text:style-name="T83"> </text:span></text:p>
      <text:p text:style-name="P30"/>
      <text:p text:style-name="P32">XML based Approach</text:p>
      <text:p text:style-name="P31">Example:</text:p>
      <text:p text:style-name="P29"/>
      <text:p text:style-name="P36">SpellChecker.java:</text:p>
      <text:p text:style-name="P8"><text:span text:style-name="T40">package</text:span><text:span text:style-name="T36"> dependencyInjection;</text:span></text:p>
      <text:p text:style-name="P12"/>
      <text:p text:style-name="P12"><text:span text:style-name="T73">public</text:span><text:span text:style-name="T65"> </text:span><text:span text:style-name="T73">class</text:span><text:span text:style-name="T65"> SpellChecker {</text:span></text:p>
      <text:p text:style-name="P12"><text:span text:style-name="T65"><text:tab/> <text:s text:c="2"/></text:span><text:span text:style-name="T73">public</text:span><text:span text:style-name="T65"> SpellChecker(){</text:span></text:p>
      <text:p text:style-name="P12"><text:span text:style-name="T65"><text:tab/> <text:s text:c="5"/></text:span><text:span text:style-name="T66">System.</text:span><text:span text:style-name="T85">out</text:span><text:span text:style-name="T65">.println(</text:span><text:span text:style-name="T75">"Inside SpellChecker constructor."</text:span><text:span text:style-name="T65"> );</text:span></text:p>
      <text:p text:style-name="P7"><text:tab/> <text:s text:c="2"/>}</text:p>
      <text:p text:style-name="P12"><text:span text:style-name="T65"><text:tab/> <text:s text:c="2"/></text:span><text:span text:style-name="T73">public</text:span><text:span text:style-name="T65"> </text:span><text:span text:style-name="T73">void</text:span><text:span text:style-name="T65"> checkSpelling() {</text:span></text:p>
      <text:p text:style-name="P12"><text:span text:style-name="T65"><text:tab/> <text:s text:c="5"/></text:span><text:span text:style-name="T66">System.</text:span><text:span text:style-name="T85">out</text:span><text:span text:style-name="T65">.println(</text:span><text:span text:style-name="T75">"Inside checkSpelling."</text:span><text:span text:style-name="T65"> );</text:span></text:p>
      <text:p text:style-name="P7"><text:tab/> <text:s text:c="2"/>}</text:p>
      <text:p text:style-name="P7">}</text:p>
      <text:p text:style-name="P39"/>
      <text:p text:style-name="P36">DIMainApp.java:</text:p>
      <text:p text:style-name="P8"><text:span text:style-name="T40">package</text:span><text:span text:style-name="T36"> dependencyInjection;</text:span></text:p>
      <text:p text:style-name="P12"/>
      <text:p text:style-name="P12"><text:span text:style-name="T73">import</text:span><text:span text:style-name="T65"> org.springframework.context.ApplicationContext;</text:span></text:p>
      <text:p text:style-name="P12"><text:span text:style-name="T73">import</text:span><text:span text:style-name="T65"> org.springframework.context.support.ClassPathXmlApplicationContext;</text:span></text:p>
      <text:p text:style-name="P12"><text:soft-page-break/></text:p>
      <text:p text:style-name="P12"><text:span text:style-name="T73">public</text:span><text:span text:style-name="T65"> </text:span><text:span text:style-name="T73">class</text:span><text:span text:style-name="T65"> DIMainApp {</text:span></text:p>
      <text:p text:style-name="P12"><text:span text:style-name="T65"><text:s text:c="3"/></text:span><text:span text:style-name="T73">public</text:span><text:span text:style-name="T65"> </text:span><text:span text:style-name="T73">static</text:span><text:span text:style-name="T65"> </text:span><text:span text:style-name="T73">void</text:span><text:span text:style-name="T65"> main(String[] </text:span><text:span text:style-name="T80">args</text:span><text:span text:style-name="T65">) {</text:span></text:p>
      <text:p text:style-name="P12"><text:span text:style-name="T65"><text:s text:c="6"/>ApplicationContext </text:span><text:span text:style-name="T80">context</text:span><text:span text:style-name="T65"> = </text:span><text:span text:style-name="T73">new</text:span><text:span text:style-name="T65"> ClassPathXmlApplicationContext(</text:span><text:span text:style-name="T75">"Beans.xml"</text:span><text:span text:style-name="T65">);</text:span></text:p>
      <text:p text:style-name="P12"><text:span text:style-name="T65"><text:s text:c="6"/>TextEditor </text:span><text:span text:style-name="T80">tec</text:span><text:span text:style-name="T65"> = (TextEditor) </text:span><text:span text:style-name="T80">context</text:span><text:span text:style-name="T65">.getBean(</text:span><text:span text:style-name="T75">"textEditorConstructorBased"</text:span><text:span text:style-name="T65">);</text:span></text:p>
      <text:p text:style-name="P12"><text:span text:style-name="T65"><text:s text:c="6"/></text:span><text:span text:style-name="T66">System.</text:span><text:span text:style-name="T85">out</text:span><text:span text:style-name="T65">.println(</text:span><text:span text:style-name="T75">"Constructor Based"</text:span><text:span text:style-name="T65">);</text:span></text:p>
      <text:p text:style-name="P12"><text:span text:style-name="T65"><text:s text:c="6"/></text:span><text:span text:style-name="T80">tec</text:span><text:span text:style-name="T65">.spellCheck();</text:span></text:p>
      <text:p text:style-name="P12"><text:span text:style-name="T65"><text:s text:c="6"/>TextEditor </text:span><text:span text:style-name="T80">tes</text:span><text:span text:style-name="T65"> = (TextEditor) </text:span><text:span text:style-name="T80">context</text:span><text:span text:style-name="T65">.getBean(</text:span><text:span text:style-name="T75">"textEditorSetterBased"</text:span><text:span text:style-name="T65">);</text:span></text:p>
      <text:p text:style-name="P12"><text:span text:style-name="T65"><text:s text:c="6"/></text:span><text:span text:style-name="T66">System.</text:span><text:span text:style-name="T85">out</text:span><text:span text:style-name="T65">.println(</text:span><text:span text:style-name="T75">"Setter Based"</text:span><text:span text:style-name="T65">);</text:span></text:p>
      <text:p text:style-name="P12"><text:span text:style-name="T65"><text:s text:c="6"/></text:span><text:span text:style-name="T80">tes</text:span><text:span text:style-name="T65">.spellCheck();</text:span></text:p>
      <text:p text:style-name="P7"><text:s text:c="3"/>}</text:p>
      <text:p text:style-name="P7">}</text:p>
      <text:p text:style-name="P7"/>
      <text:p text:style-name="P3">TextEditor<text:span text:style-name="T82">.java:</text:span></text:p>
      <text:p text:style-name="P4"><text:span text:style-name="T71">package</text:span> dependencyInjection;</text:p>
      <text:p text:style-name="P12"/>
      <text:p text:style-name="P7"><text:span text:style-name="T73">public</text:span> <text:span text:style-name="T73">class</text:span> TextEditor </text:p>
      <text:p text:style-name="P7">{</text:p>
      <text:p text:style-name="P12"><text:span text:style-name="T65"><text:tab/> <text:s text:c="2"/></text:span><text:span text:style-name="T73">private</text:span><text:span text:style-name="T65"> SpellChecker </text:span><text:span text:style-name="T84">spellChecker</text:span><text:span text:style-name="T65">;</text:span></text:p>
      <text:p text:style-name="P7"><text:tab/> <text:s text:c="2"/></text:p>
      <text:p text:style-name="P12"><text:span text:style-name="T65"><text:tab/> <text:s text:c="2"/></text:span><text:span text:style-name="T73">public</text:span><text:span text:style-name="T65"> </text:span><text:span text:style-name="T73">void</text:span><text:span text:style-name="T65"> spellCheck() {</text:span></text:p>
      <text:p text:style-name="P12"><text:span text:style-name="T65"><text:tab/><text:tab/> <text:s text:c="5"/></text:span><text:span text:style-name="T84">spellChecker</text:span><text:span text:style-name="T65">.checkSpelling();</text:span></text:p>
      <text:p text:style-name="P7"><text:tab/> <text:s text:c="2"/>}</text:p>
      <text:p text:style-name="P7"><text:tab/> <text:s text:c="2"/></text:p>
      <text:p text:style-name="P12"><text:span text:style-name="T65"><text:tab/> <text:s text:c="2"/></text:span><text:span text:style-name="T77">//Constructor based DI</text:span></text:p>
      <text:p text:style-name="P12"><text:span text:style-name="T65"><text:tab/> <text:s text:c="2"/></text:span><text:span text:style-name="T73">public</text:span><text:span text:style-name="T65"> TextEditor(SpellChecker </text:span><text:span text:style-name="T80">spellChecker</text:span><text:span text:style-name="T65">) {</text:span></text:p>
      <text:p text:style-name="P12"><text:span text:style-name="T65"><text:tab/> <text:s text:c="5"/></text:span><text:span text:style-name="T66">System.</text:span><text:span text:style-name="T85">out</text:span><text:span text:style-name="T65">.println(</text:span><text:span text:style-name="T75">"Inside TextEditor constructor."</text:span><text:span text:style-name="T65"> );</text:span></text:p>
      <text:p text:style-name="P12"><text:span text:style-name="T65"><text:tab/> <text:s text:c="5"/></text:span><text:span text:style-name="T73">this</text:span><text:span text:style-name="T65">.</text:span><text:span text:style-name="T84">spellChecker</text:span><text:span text:style-name="T65"> = </text:span><text:span text:style-name="T80">spellChecker</text:span><text:span text:style-name="T65">;</text:span></text:p>
      <text:p text:style-name="P7"><text:tab/> <text:s text:c="2"/>}</text:p>
      <text:p text:style-name="P7"><text:tab/> <text:s text:c="2"/></text:p>
      <text:p text:style-name="P12"><text:span text:style-name="T65"><text:tab/> <text:s text:c="2"/></text:span><text:span text:style-name="T77">//Setter based DI</text:span></text:p>
      <text:p text:style-name="P12"><text:span text:style-name="T78"><text:tab/> <text:s text:c="2"/></text:span><text:span text:style-name="T73">public</text:span><text:span text:style-name="T65"> TextEditor() { </text:span></text:p>
      <text:p text:style-name="P11"><text:span text:style-name="T65"><text:tab/></text:span><text:span text:style-name="T79">// default constructor is mandatory in settered based approach<text:tab/></text:span><text:span text:style-name="T65"><text:tab/> <text:s text:c="5"/></text:span></text:p>
      <text:p text:style-name="P7"><text:tab/><text:tab/> <text:s text:c="2"/>}</text:p>
      <text:p text:style-name="P12"><text:span text:style-name="T65"><text:tab/> <text:s text:c="2"/></text:span><text:span text:style-name="T77">// a setter method to inject the dependency.</text:span></text:p>
      <text:p text:style-name="P12"><text:span text:style-name="T65"><text:tab/> <text:s text:c="2"/></text:span><text:span text:style-name="T73">public</text:span><text:span text:style-name="T65"> </text:span><text:span text:style-name="T73">void</text:span><text:span text:style-name="T65"> setSpellChecker(SpellChecker </text:span><text:span text:style-name="T80">spellChecker</text:span><text:span text:style-name="T65">) {</text:span></text:p>
      <text:p text:style-name="P12"><text:span text:style-name="T65"><text:tab/> <text:s text:c="5"/></text:span><text:span text:style-name="T66">System.</text:span><text:span text:style-name="T85">out</text:span><text:span text:style-name="T65">.println(</text:span><text:span text:style-name="T75">"Inside setSpellChecker."</text:span><text:span text:style-name="T65"> );</text:span></text:p>
      <text:p text:style-name="P12"><text:span text:style-name="T65"><text:tab/> <text:s text:c="5"/></text:span><text:span text:style-name="T73">this</text:span><text:span text:style-name="T65">.</text:span><text:span text:style-name="T84">spellChecker</text:span><text:span text:style-name="T65"> = </text:span><text:span text:style-name="T80">spellChecker</text:span><text:span text:style-name="T65">;</text:span></text:p>
      <text:p text:style-name="P7"><text:tab/> <text:s text:c="2"/>}</text:p>
      <text:p text:style-name="P12"><text:span text:style-name="T65"><text:tab/> <text:s text:c="2"/></text:span><text:span text:style-name="T77">// a getter method to return spellChecker</text:span></text:p>
      <text:p text:style-name="P12"><text:span text:style-name="T65"><text:tab/> <text:s text:c="2"/></text:span><text:span text:style-name="T73">public</text:span><text:span text:style-name="T65"> SpellChecker getSpellChecker() {</text:span></text:p>
      <text:p text:style-name="P12"><text:span text:style-name="T65"><text:tab/> <text:s text:c="5"/></text:span><text:span text:style-name="T73">return</text:span><text:span text:style-name="T65"> </text:span><text:span text:style-name="T84">spellChecker</text:span><text:span text:style-name="T65">;</text:span></text:p>
      <text:p text:style-name="P7"><text:tab/> <text:s text:c="2"/>}<text:tab/> <text:s text:c="2"/></text:p>
      <text:p text:style-name="P7">}</text:p>
      <text:p text:style-name="P39"/>
      <text:p text:style-name="P39">Beans.xml:(ApplicationContext.xml)</text:p>
      <text:p text:style-name="P12"><text:span text:style-name="T44">&lt;?</text:span><text:span text:style-name="T48">xml</text:span><text:span text:style-name="T44"> </text:span><text:span text:style-name="T51">version</text:span><text:span text:style-name="T44"> </text:span><text:span text:style-name="T6">=</text:span><text:span text:style-name="T44"> </text:span><text:span text:style-name="T31">"1.0"</text:span><text:span text:style-name="T44"> </text:span><text:span text:style-name="T51">encoding</text:span><text:span text:style-name="T44"> </text:span><text:span text:style-name="T6">=</text:span><text:span text:style-name="T44"> </text:span><text:span text:style-name="T31">"UTF-8"</text:span><text:span text:style-name="T44">?&gt;</text:span></text:p>
      <text:p text:style-name="P12"/>
      <text:p text:style-name="P12"><text:span text:style-name="T86">&lt;</text:span><text:span text:style-name="T88">beans</text:span> <text:span text:style-name="T90">xmlns</text:span> <text:span text:style-name="T65">=</text:span> <text:span text:style-name="T76">"http://www.springframework.org/schema/beans"</text:span></text:p>
      <text:p text:style-name="P12"><text:s text:c="3"/><text:span text:style-name="T90">xmlns:xsi</text:span> <text:span text:style-name="T65">=</text:span> <text:span text:style-name="T76">"http://www.w3.org/2001/XMLSchema-instance"</text:span></text:p>
      <text:p text:style-name="P12"><text:s text:c="3"/><text:span text:style-name="T90">xsi:schemaLocation</text:span> <text:span text:style-name="T65">=</text:span> <text:span text:style-name="T76">"http://www.springframework.org/schema/beans</text:span></text:p>
      <text:p text:style-name="P12"><text:span text:style-name="T76"><text:s text:c="3"/>http://www.springframework.org/schema/beans/spring-beans-3.0.xsd"</text:span><text:span text:style-name="T86">&gt;</text:span></text:p>
      <text:p text:style-name="P15">&lt;!-- Dependency Injection --&gt;</text:p>
      <text:p text:style-name="P12"><text:span text:style-name="T65"><text:s text:c="3"/></text:span><text:span text:style-name="T91">&lt;!-- Definition for textEditor bean --&gt;</text:span></text:p>
      <text:p text:style-name="P12"><text:span text:style-name="T65"><text:tab/></text:span><text:span text:style-name="T91">&lt;!-- Constructor based --&gt;</text:span></text:p>
      <text:p text:style-name="P12"><text:span text:style-name="T65"><text:s text:c="3"/></text:span><text:span text:style-name="T86">&lt;</text:span><text:span text:style-name="T88">bean</text:span> <text:span text:style-name="T90">id</text:span> <text:span text:style-name="T65">=</text:span> <text:span text:style-name="T76">"textEditorConstructorBased"</text:span> <text:span text:style-name="T90">class</text:span> <text:span text:style-name="T65">=</text:span> <text:span text:style-name="T76">"dependencyInjection.TextEditor"</text:span><text:span text:style-name="T86">&gt;</text:span></text:p>
      <text:p text:style-name="P12"><text:span text:style-name="T65"><text:s text:c="6"/></text:span><text:span text:style-name="T86">&lt;</text:span><text:span text:style-name="T88">constructor-arg</text:span> <text:span text:style-name="T90">ref</text:span> <text:span text:style-name="T65">=</text:span> <text:span text:style-name="T76">"spellChecker"</text:span><text:span text:style-name="T86">/&gt;</text:span></text:p>
      <text:p text:style-name="P12"><text:span text:style-name="T65"><text:s text:c="3"/></text:span><text:span text:style-name="T86">&lt;/</text:span><text:span text:style-name="T88">bean</text:span><text:span text:style-name="T86">&gt;</text:span></text:p>
      <text:p text:style-name="P12"><text:span text:style-name="T65"><text:s text:c="3"/><text:tab/></text:span><text:span text:style-name="T91">&lt;!-- Setter based --&gt;</text:span></text:p>
      <text:p text:style-name="P12"><text:span text:style-name="T65"><text:s text:c="3"/></text:span><text:span text:style-name="T86">&lt;</text:span><text:span text:style-name="T88">bean</text:span> <text:span text:style-name="T90">id</text:span> <text:span text:style-name="T65">=</text:span> <text:span text:style-name="T76">"textEditorSetterBased"</text:span> <text:span text:style-name="T90">class</text:span> <text:span text:style-name="T65">=</text:span> <text:span text:style-name="T76">"dependencyInjection.TextEditor"</text:span><text:span text:style-name="T86">&gt;</text:span></text:p>
      <text:p text:style-name="P12"><text:span text:style-name="T65"><text:s text:c="6"/></text:span><text:span text:style-name="T86">&lt;</text:span><text:span text:style-name="T88">property</text:span> <text:span text:style-name="T90">name</text:span><text:span text:style-name="T65">=</text:span><text:span text:style-name="T76">"spellChecker"</text:span> <text:span text:style-name="T90">ref</text:span> <text:span text:style-name="T65">=</text:span> <text:span text:style-name="T76">"spellChecker"</text:span><text:span text:style-name="T86">/&gt;</text:span></text:p>
      <text:p text:style-name="P12"><text:soft-page-break/><text:span text:style-name="T65"><text:s text:c="3"/></text:span><text:span text:style-name="T86">&lt;/</text:span><text:span text:style-name="T88">bean</text:span><text:span text:style-name="T86">&gt;</text:span></text:p>
      <text:p text:style-name="P12"><text:span text:style-name="T65"><text:s text:c="3"/></text:span><text:span text:style-name="T91">&lt;!-- Definition for spellChecker bean --&gt;</text:span></text:p>
      <text:p text:style-name="P12"><text:span text:style-name="T65"><text:s text:c="3"/></text:span><text:span text:style-name="T86">&lt;</text:span><text:span text:style-name="T88">bean</text:span> <text:span text:style-name="T90">id</text:span> <text:span text:style-name="T65">=</text:span> <text:span text:style-name="T76">"spellChecker"</text:span> <text:span text:style-name="T90">class</text:span> <text:span text:style-name="T65">=</text:span> <text:span text:style-name="T76">"dependencyInjection.SpellChecker"</text:span><text:span text:style-name="T86">&gt;&lt;/</text:span><text:span text:style-name="T88">bean</text:span><text:span text:style-name="T86">&gt;</text:span></text:p>
      <text:p text:style-name="P12"><text:span text:style-name="T86">&lt;/</text:span><text:span text:style-name="T88">beans</text:span><text:span text:style-name="T86">&gt;</text:span></text:p>
      <text:h text:style-name="P52" text:outline-level="2">Constructor arguments resolution:</text:h>
      <text:p text:style-name="P47"><text:s/>In case,when there are more than one parameters, then there may be an ambiguity while passing arguments to the constructor,. To resolve this ambiguity, the order in which the constructor arguments are defined in a bean definition is the order in which those arguments are supplied to the appropriate constructor. </text:p>
      <text:p text:style-name="P40">For the following class,</text:p>
      <text:p text:style-name="P9"><text:span text:style-name="T73">package</text:span> x.y;</text:p>
      <text:p text:style-name="P12"/>
      <text:p text:style-name="P12"><text:span text:style-name="T73">public</text:span><text:span text:style-name="T65"> </text:span><text:span text:style-name="T73">class</text:span><text:span text:style-name="T65"> </text:span><text:span text:style-name="T67">Foo</text:span><text:span text:style-name="T65"> {</text:span></text:p>
      <text:p text:style-name="P12"><text:span text:style-name="T65"><text:s text:c="3"/></text:span><text:span text:style-name="T73">public</text:span><text:span text:style-name="T65"> Foo(</text:span><text:span text:style-name="T67">Bar</text:span><text:span text:style-name="T65"> bar, </text:span><text:span text:style-name="T67">Baz</text:span><text:span text:style-name="T65"> baz) {</text:span></text:p>
      <text:p text:style-name="P12"><text:span text:style-name="T65"><text:s text:c="6"/></text:span><text:span text:style-name="T77">// ...</text:span></text:p>
      <text:p text:style-name="P7"><text:s text:c="3"/>}</text:p>
      <text:p text:style-name="P7">}</text:p>
      <text:p text:style-name="P7"/>
      <text:p text:style-name="P18"><text:span text:style-name="T18">Bean.xml </text:span><text:span text:style-name="T16">should be like this,</text:span></text:p>
      <text:p text:style-name="P10">&lt;beans&gt;</text:p>
      <text:p text:style-name="P14"><text:span text:style-name="T65"><text:tab/>&lt;bean</text:span><text:span text:style-name="T65"> </text:span><text:span text:style-name="T84">id</text:span><text:span text:style-name="T65"> = </text:span><text:span text:style-name="T75">"foo"</text:span><text:span text:style-name="T65"> </text:span><text:span text:style-name="T73">class</text:span><text:span text:style-name="T65"> = </text:span><text:span text:style-name="T75">"x.y.Foo"</text:span><text:span text:style-name="T65">&gt;</text:span></text:p>
      <text:p text:style-name="P14"><text:span text:style-name="T65"><text:tab/> <text:s text:c="2"/>&lt;constructor-arg ref = </text:span><text:span text:style-name="T75">"bar"</text:span><text:span text:style-name="T65">/&gt;</text:span></text:p>
      <text:p text:style-name="P14"><text:span text:style-name="T65"><text:tab/> <text:s text:c="2"/>&lt;constructor-arg ref = </text:span><text:span text:style-name="T75">"baz"</text:span><text:span text:style-name="T65">/&gt;</text:span></text:p>
      <text:p text:style-name="P8"><text:tab/>&lt;/bean&gt;</text:p>
      <text:p text:style-name="P14"/>
      <text:p text:style-name="P14"><text:span text:style-name="T65"><text:tab/>&lt;bean id = </text:span><text:span text:style-name="T75">"bar"</text:span><text:span text:style-name="T65"> </text:span><text:span text:style-name="T73">class</text:span><text:span text:style-name="T65"> = </text:span><text:span text:style-name="T75">"x.y.Bar"</text:span><text:span text:style-name="T65">/&gt;</text:span></text:p>
      <text:p text:style-name="P14"><text:span text:style-name="T65"><text:tab/>&lt;bean id = </text:span><text:span text:style-name="T75">"baz"</text:span><text:span text:style-name="T65"> </text:span><text:span text:style-name="T73">class</text:span><text:span text:style-name="T65"> = </text:span><text:span text:style-name="T75">"x.y.Baz"</text:span><text:span text:style-name="T65">/&gt;</text:span></text:p>
      <text:p text:style-name="P8">&lt;/beans&gt;</text:p>
      <text:p text:style-name="P8"/>
      <text:p text:style-name="P16">Let us check one more case where we pass different types to the constructor. Consider the following class,</text:p>
      <text:p text:style-name="P10"><text:span text:style-name="T72">package</text:span> x.y;</text:p>
      <text:p text:style-name="P14"/>
      <text:p text:style-name="P14"><text:span text:style-name="T73">public</text:span><text:span text:style-name="T65"> </text:span><text:span text:style-name="T73">class</text:span><text:span text:style-name="T65"> </text:span><text:span text:style-name="T65">Foo</text:span><text:span text:style-name="T65"> {</text:span></text:p>
      <text:p text:style-name="P14"><text:span text:style-name="T65"><text:s text:c="3"/></text:span><text:span text:style-name="T73">public</text:span><text:span text:style-name="T65"> Foo(</text:span><text:span text:style-name="T73">int</text:span><text:span text:style-name="T65"> year, String name) {</text:span></text:p>
      <text:p text:style-name="P14"><text:span text:style-name="T65"><text:s text:c="6"/></text:span><text:span text:style-name="T77">// ...</text:span></text:p>
      <text:p text:style-name="P8"><text:s text:c="3"/>}</text:p>
      <text:p text:style-name="P8">}</text:p>
      <text:p text:style-name="P8"/>
      <text:p text:style-name="P8"/>
      <text:p text:style-name="P16">The container can also use type matching with simple types, if you explicitly specify the type of the constructor argument using the type attribute. For example ,</text:p>
      <text:p text:style-name="P10">&lt;beans&gt;</text:p>
      <text:p text:style-name="P14"><text:span text:style-name="T65"><text:tab/>&lt;bean</text:span><text:span text:style-name="T65"> </text:span><text:span text:style-name="T84">id</text:span><text:span text:style-name="T65"> = </text:span><text:span text:style-name="T75">"exampleBean"</text:span><text:span text:style-name="T65"> </text:span><text:span text:style-name="T73">class</text:span><text:span text:style-name="T65"> = </text:span><text:span text:style-name="T75">"examples.ExampleBean"</text:span><text:span text:style-name="T65">&gt;</text:span></text:p>
      <text:p text:style-name="P14"><text:span text:style-name="T65"><text:tab/> <text:s text:c="2"/></text:span><text:span text:style-name="T65">&lt;</text:span><text:span text:style-name="T65">constructor-</text:span><text:span text:style-name="T65">arg</text:span><text:span text:style-name="T65"> </text:span><text:span text:style-name="T65">type</text:span><text:span text:style-name="T65"> = </text:span><text:span text:style-name="T75">"int"</text:span><text:span text:style-name="T65"> </text:span><text:span text:style-name="T65">value</text:span><text:span text:style-name="T65"> = </text:span><text:span text:style-name="T75">"2001"</text:span><text:span text:style-name="T65">/</text:span><text:span text:style-name="T65">&gt;</text:span></text:p>
      <text:p text:style-name="P14"><text:span text:style-name="T65"><text:tab/> <text:s text:c="2"/>&lt;constructor-</text:span><text:span text:style-name="T65">arg</text:span><text:span text:style-name="T65"> </text:span><text:span text:style-name="T65">type</text:span><text:span text:style-name="T65"> = </text:span><text:span text:style-name="T75">"java.lang.String"</text:span><text:span text:style-name="T65"> </text:span><text:span text:style-name="T65">value</text:span><text:span text:style-name="T65"> = </text:span><text:span text:style-name="T75">"Zara"</text:span><text:span text:style-name="T65">/</text:span><text:span text:style-name="T65">&gt;</text:span></text:p>
      <text:p text:style-name="P8"><text:tab/>&lt;/bean&gt;</text:p>
      <text:p text:style-name="P8">&lt;/beans&gt;</text:p>
      <text:p text:style-name="P8"/>
      <text:p text:style-name="P16">Finally, the best way to pass constructor arguments, use the index attribute to specify explicitly the index of constructor arguments. Here, the index is 0 based. For example ,</text:p>
      <text:p text:style-name="P10">&lt;beans&gt;</text:p>
      <text:p text:style-name="P14"><text:span text:style-name="T65"><text:tab/>&lt;bean</text:span><text:span text:style-name="T65"> </text:span><text:span text:style-name="T84">id</text:span><text:span text:style-name="T65"> = </text:span><text:span text:style-name="T75">"exampleBean"</text:span><text:span text:style-name="T65"> </text:span><text:span text:style-name="T73">class</text:span><text:span text:style-name="T65"> = </text:span><text:span text:style-name="T75">"examples.ExampleBean"</text:span><text:span text:style-name="T65">&gt;</text:span></text:p>
      <text:p text:style-name="P14"><text:span text:style-name="T65"><text:tab/> <text:s text:c="2"/></text:span><text:span text:style-name="T65">&lt;</text:span><text:span text:style-name="T65">constructor-</text:span><text:span text:style-name="T65">arg</text:span><text:span text:style-name="T65"> </text:span><text:span text:style-name="T65">index</text:span><text:span text:style-name="T65"> = </text:span><text:span text:style-name="T75">"0"</text:span><text:span text:style-name="T65"> </text:span><text:span text:style-name="T65">value</text:span><text:span text:style-name="T65"> = </text:span><text:span text:style-name="T75">"2001"</text:span><text:span text:style-name="T65">/</text:span><text:span text:style-name="T65">&gt;</text:span></text:p>
      <text:p text:style-name="P14"><text:span text:style-name="T65"><text:tab/> <text:s text:c="2"/>&lt;constructor-</text:span><text:span text:style-name="T65">arg</text:span><text:span text:style-name="T65"> </text:span><text:span text:style-name="T65">index</text:span><text:span text:style-name="T65"> = </text:span><text:span text:style-name="T75">"1"</text:span><text:span text:style-name="T65"> </text:span><text:span text:style-name="T65">value</text:span><text:span text:style-name="T65"> = </text:span><text:span text:style-name="T75">"Zara"</text:span><text:span text:style-name="T65">/</text:span><text:span text:style-name="T65">&gt;</text:span></text:p>
      <text:p text:style-name="P8"><text:tab/>&lt;/bean&gt;</text:p>
      <text:p text:style-name="P8"><text:soft-page-break/>&lt;/beans&gt;</text:p>
      <text:p text:style-name="P8"/>
      <text:p text:style-name="P16">A final note, in case you are passing a reference to an object, you need to use <text:span text:style-name="T63">ref</text:span> attribute of <text:span text:style-name="T63">&lt;constructor-arg&gt;</text:span> tag and if you are passing a value directly then you should use <text:span text:style-name="T63">value</text:span> attribute as shown above. </text:p>
      <text:h text:style-name="P19" text:outline-level="2">Setters method - XML Configuration using p-namespace: </text:h>
      <text:p text:style-name="P16">If you have many setter methods, then it is convenient to use <text:span text:style-name="T63">p-namespace </text:span>in the XML configuration file. Let us check the difference −</text:p>
      <text:p text:style-name="P16">Let us consider the example of a standard XML configuration file with &lt;property&gt; tags,</text:p>
      <text:p text:style-name="P10"><text:span text:style-name="T86">&lt;?</text:span><text:span text:style-name="T88">xml</text:span> <text:span text:style-name="T90">version</text:span> = <text:span text:style-name="T76">"1.0"</text:span> <text:span text:style-name="T90">encoding</text:span> = <text:span text:style-name="T76">"UTF-8"</text:span><text:span text:style-name="T86">?&gt;</text:span></text:p>
      <text:p text:style-name="P12"/>
      <text:p text:style-name="P12"><text:span text:style-name="T86">&lt;</text:span><text:span text:style-name="T88">beans</text:span> <text:span text:style-name="T90">xmlns</text:span> <text:span text:style-name="T65">=</text:span> <text:span text:style-name="T76">"http://www.springframework.org/schema/beans"</text:span></text:p>
      <text:p text:style-name="P12"><text:s text:c="3"/><text:span text:style-name="T90">xmlns:xsi</text:span> <text:span text:style-name="T65">=</text:span> <text:span text:style-name="T76">"http://www.w3.org/2001/XMLSchema-instance"</text:span></text:p>
      <text:p text:style-name="P12"><text:s text:c="3"/><text:span text:style-name="T90">xsi:schemaLocation</text:span> <text:span text:style-name="T65">=</text:span> <text:span text:style-name="T76">"http://www.springframework.org/schema/beans</text:span></text:p>
      <text:p text:style-name="P12"><text:span text:style-name="T76"><text:s text:c="3"/>http://www.springframework.org/schema/beans/spring-beans-3.0.xsd"</text:span><text:span text:style-name="T86">&gt;</text:span></text:p>
      <text:p text:style-name="P12"/>
      <text:p text:style-name="P12"><text:span text:style-name="T65"><text:s text:c="3"/></text:span><text:span text:style-name="T86">&lt;</text:span><text:span text:style-name="T88">bean</text:span> <text:span text:style-name="T90">id</text:span> <text:span text:style-name="T65">=</text:span> <text:span text:style-name="T76">"john-classic"</text:span> <text:span text:style-name="T90">class</text:span> <text:span text:style-name="T65">=</text:span> <text:span text:style-name="T76">"com.example.Person"</text:span><text:span text:style-name="T86">&gt;</text:span></text:p>
      <text:p text:style-name="P12"><text:span text:style-name="T65"><text:s text:c="6"/></text:span><text:span text:style-name="T86">&lt;</text:span><text:span text:style-name="T88">property</text:span> <text:span text:style-name="T90">name</text:span> <text:span text:style-name="T65">=</text:span> <text:span text:style-name="T76">"name"</text:span> <text:span text:style-name="T90">value</text:span> <text:span text:style-name="T65">=</text:span> <text:span text:style-name="T76">"John Doe"</text:span><text:span text:style-name="T86">/&gt;</text:span></text:p>
      <text:p text:style-name="P12"><text:span text:style-name="T65"><text:s text:c="6"/></text:span><text:span text:style-name="T86">&lt;</text:span><text:span text:style-name="T88">property</text:span> <text:span text:style-name="T90">name</text:span> <text:span text:style-name="T65">=</text:span> <text:span text:style-name="T76">"spouse"</text:span> <text:span text:style-name="T90">ref</text:span> <text:span text:style-name="T65">=</text:span> <text:span text:style-name="T76">"jane"</text:span><text:span text:style-name="T86">/&gt;</text:span></text:p>
      <text:p text:style-name="P12"><text:span text:style-name="T65"><text:s text:c="3"/></text:span><text:span text:style-name="T86">&lt;/</text:span><text:span text:style-name="T88">bean</text:span><text:span text:style-name="T86">&gt;</text:span></text:p>
      <text:p text:style-name="P12"/>
      <text:p text:style-name="P12"><text:span text:style-name="T65"><text:s text:c="3"/></text:span><text:span text:style-name="T86">&lt;</text:span><text:span text:style-name="T88">bean</text:span> <text:span text:style-name="T90">name</text:span> <text:span text:style-name="T65">=</text:span> <text:span text:style-name="T76">"jane"</text:span> <text:span text:style-name="T90">class</text:span> <text:span text:style-name="T65">=</text:span> <text:span text:style-name="T76">"com.example.Person"</text:span><text:span text:style-name="T86">&gt;</text:span></text:p>
      <text:p text:style-name="P12"><text:span text:style-name="T65"><text:s text:c="6"/></text:span><text:span text:style-name="T86">&lt;</text:span><text:span text:style-name="T88">property</text:span> <text:span text:style-name="T90">name</text:span> <text:span text:style-name="T65">=</text:span> <text:span text:style-name="T76">"name"</text:span> <text:span text:style-name="T90">value</text:span> <text:span text:style-name="T65">=</text:span> <text:span text:style-name="T76">"John Doe"</text:span><text:span text:style-name="T86">/&gt;</text:span></text:p>
      <text:p text:style-name="P12"><text:span text:style-name="T65"><text:s text:c="3"/></text:span><text:span text:style-name="T86">&lt;/</text:span><text:span text:style-name="T88">bean</text:span><text:span text:style-name="T86">&gt;</text:span></text:p>
      <text:p text:style-name="P12"/>
      <text:p text:style-name="P12"><text:span text:style-name="T86">&lt;/</text:span><text:span text:style-name="T88">beans</text:span><text:span text:style-name="T86">&gt;</text:span></text:p>
      <text:p text:style-name="P41"/>
      <text:p text:style-name="P16">The above XML configuration can be re-written in a cleaner way using p-namespace as follows − </text:p>
      <text:p text:style-name="P41"/>
      <text:p text:style-name="P12"><text:span text:style-name="T86">&lt;?</text:span><text:span text:style-name="T88">xml</text:span><text:span text:style-name="T86"> </text:span><text:span text:style-name="T90">version</text:span><text:span text:style-name="T86"> </text:span><text:span text:style-name="T65">=</text:span><text:span text:style-name="T86"> </text:span><text:span text:style-name="T76">"1.0"</text:span><text:span text:style-name="T86"> </text:span><text:span text:style-name="T90">encoding</text:span><text:span text:style-name="T86"> </text:span><text:span text:style-name="T65">=</text:span><text:span text:style-name="T86"> </text:span><text:span text:style-name="T76">"UTF-8"</text:span><text:span text:style-name="T86">?&gt;</text:span></text:p>
      <text:p text:style-name="P12"/>
      <text:p text:style-name="P12"><text:span text:style-name="T86">&lt;</text:span><text:span text:style-name="T88">beans</text:span> <text:span text:style-name="T90">xmlns</text:span> <text:span text:style-name="T65">=</text:span> <text:span text:style-name="T76">"http://www.springframework.org/schema/beans"</text:span></text:p>
      <text:p text:style-name="P12"><text:s text:c="3"/><text:span text:style-name="T90">xmlns:xsi</text:span> <text:span text:style-name="T65">=</text:span> <text:span text:style-name="T76">"http://www.w3.org/2001/XMLSchema-instance"</text:span></text:p>
      <text:p text:style-name="P12"><text:s text:c="3"/><text:span text:style-name="T90">xmlns:p</text:span> <text:span text:style-name="T65">=</text:span> <text:span text:style-name="T76">"http://www.springframework.org/schema/p"</text:span></text:p>
      <text:p text:style-name="P12"><text:s text:c="3"/><text:span text:style-name="T90">xsi:schemaLocation</text:span> <text:span text:style-name="T65">=</text:span> <text:span text:style-name="T76">"http://www.springframework.org/schema/beans</text:span></text:p>
      <text:p text:style-name="P12"><text:span text:style-name="T76"><text:s text:c="3"/>http://www.springframework.org/schema/beans/spring-beans-3.0.xsd"</text:span><text:span text:style-name="T86">&gt;</text:span></text:p>
      <text:p text:style-name="P12"/>
      <text:p text:style-name="P12"><text:span text:style-name="T65"><text:s text:c="3"/></text:span><text:span text:style-name="T86">&lt;</text:span><text:span text:style-name="T88">bean</text:span> <text:span text:style-name="T90">id</text:span> <text:span text:style-name="T65">=</text:span> <text:span text:style-name="T76">"john-classic"</text:span> <text:span text:style-name="T90">class</text:span> <text:span text:style-name="T65">=</text:span> <text:span text:style-name="T76">"com.example.Person"</text:span></text:p>
      <text:p text:style-name="P12"><text:s text:c="6"/><text:span text:style-name="T90">p:name</text:span> <text:span text:style-name="T65">=</text:span> <text:span text:style-name="T76">"John Doe"</text:span></text:p>
      <text:p text:style-name="P12"><text:s text:c="6"/><text:span text:style-name="T90">p:spouse-ref</text:span> <text:span text:style-name="T65">=</text:span> <text:span text:style-name="T76">"jane"</text:span><text:span text:style-name="T86">/&gt;</text:span></text:p>
      <text:p text:style-name="P12"><text:span text:style-name="T65"><text:s text:c="3"/></text:span><text:span text:style-name="T86">&lt;/</text:span><text:span text:style-name="T88">bean</text:span><text:span text:style-name="T86">&gt;</text:span></text:p>
      <text:p text:style-name="P12"/>
      <text:p text:style-name="P12"><text:span text:style-name="T65"><text:s text:c="3"/></text:span><text:span text:style-name="T86">&lt;</text:span><text:span text:style-name="T88">bean</text:span> <text:span text:style-name="T90">name</text:span> <text:span text:style-name="T65">=</text:span><text:span text:style-name="T76">" jane"</text:span> <text:span text:style-name="T90">class</text:span> <text:span text:style-name="T65">=</text:span> <text:span text:style-name="T76">"com.example.Person"</text:span></text:p>
      <text:p text:style-name="P12"><text:s text:c="6"/><text:span text:style-name="T90">p:name</text:span> <text:span text:style-name="T65">=</text:span> <text:span text:style-name="T76">"John Doe"</text:span><text:span text:style-name="T86">/&gt;</text:span></text:p>
      <text:p text:style-name="P12"><text:span text:style-name="T65"><text:s text:c="3"/></text:span><text:span text:style-name="T86">&lt;/</text:span><text:span text:style-name="T88">bean</text:span><text:span text:style-name="T86">&gt;</text:span></text:p>
      <text:p text:style-name="P12"/>
      <text:p text:style-name="P12"><text:span text:style-name="T86">&lt;/</text:span><text:span text:style-name="T88">beans</text:span><text:span text:style-name="T86">&gt;</text:span></text:p>
      <text:p text:style-name="P41"/>
      <text:p text:style-name="P16">Here, you should note the difference in specifying primitive values and object references with p-namespace. The -ref part indicates that this is not a straight value but rather a reference to another bean. </text:p>
      <text:p text:style-name="P17">You can mix both, Constructor-based and Setter-based DI but it is a good rule of thumb to use constructor arguments for mandatory dependencies and setters for optional dependencies. </text:p>
      <text:p text:style-name="P16">The code is cleaner with the DI principle and decoupling is more effective when objects are provided with their dependencies. The object does not look up its dependencies and does not know the location or class of the dependencies, rather everything is taken care by the Spring Framework. </text:p>
      <text:p text:style-name="P16"><text:soft-page-break/></text:p>
      <text:h text:style-name="P53" text:outline-level="2"><text:span text:style-name="Strong_20_Emphasis"><text:span text:style-name="T43">Field-Based Dependency Injection:</text:span></text:span></text:h>
      <text:p text:style-name="P18"><text:span text:style-name="Strong_20_Emphasis"><text:span text:style-name="T16">In case of Field-Based DI, we can inject the dependencies by marking them with an </text:span></text:span><text:span text:style-name="Strong_20_Emphasis"><text:span text:style-name="Emphasis"><text:span text:style-name="T18">@Autowired</text:span></text:span></text:span><text:span text:style-name="Strong_20_Emphasis"><text:span text:style-name="Emphasis"><text:span text:style-name="T16"> </text:span></text:span></text:span><text:span text:style-name="Strong_20_Emphasis"><text:span text:style-name="T16">annotation: </text:span></text:span></text:p>
      <text:p text:style-name="P38"><text:span text:style-name="Source_20_Text"><text:span text:style-name="T96">public</text:span></text:span><text:span text:style-name="T98"> </text:span><text:span text:style-name="Source_20_Text"><text:span text:style-name="T96">class</text:span></text:span><text:span text:style-name="T98"> </text:span><text:span text:style-name="Source_20_Text"><text:span text:style-name="T95">Store {</text:span></text:span></text:p>
      <text:p text:style-name="P46"><text:span text:style-name="Source_20_Text"><text:span text:style-name="T61">    </text:span></text:span><text:span text:style-name="Source_20_Text"><text:span text:style-name="T62">@Autowired</text:span></text:span></text:p>
      <text:p text:style-name="P46"><text:span text:style-name="Source_20_Text"><text:span text:style-name="T61">    </text:span></text:span><text:span text:style-name="Source_20_Text"><text:span text:style-name="T57">private</text:span></text:span><text:span text:style-name="T60"> </text:span><text:span text:style-name="Source_20_Text"><text:span text:style-name="T30">Item item; </text:span></text:span></text:p>
      <text:p text:style-name="P46"><text:span text:style-name="Source_20_Text"><text:span text:style-name="T30">}</text:span></text:span></text:p>
      <text:p text:style-name="P18"><text:span text:style-name="Strong_20_Emphasis"><text:span text:style-name="T17">While constructing the Store object, if there’s no constructor or setter method to inject the Item bean, the container will use reflection to inject Item into Store. </text:span></text:span></text:p>
      <text:h text:style-name="P54" text:outline-level="2"><text:span text:style-name="Strong_20_Emphasis"><text:span text:style-name="T42">Annotations Based Approach:</text:span></text:span></text:h>
      <text:p text:style-name="P18"><text:span text:style-name="Strong_20_Emphasis"><text:span text:style-name="T17">instead of using XML to describe a bean wiring, you can move the bean configuration into the component class itself by using annotations on the relevant class, method, or field declaration. </text:span></text:span></text:p>
      <text:p text:style-name="P18"><text:span text:style-name="Strong_20_Emphasis"><text:span text:style-name="T17">Annotation injection is performed before XML injection. Thus, the latter configuration will override the former for properties wired through both approaches. </text:span></text:span></text:p>
      <text:p text:style-name="P18"><text:span text:style-name="Strong_20_Emphasis"><text:span text:style-name="T17">Annotation wiring is not turned on in the Spring container by default. So, before we can use annotation-based wiring, we will need to enable it in our Spring configuration file. </text:span></text:span></text:p>
      <text:p text:style-name="P18"><text:span text:style-name="Strong_20_Emphasis"><text:span text:style-name="T17">So consider the following configuration file in case you want to use any annotation in your Spring application. </text:span></text:span></text:p>
      <text:p text:style-name="P18"><text:span text:style-name="Strong_20_Emphasis"><text:span text:style-name="T17"/></text:span></text:p>
      <text:p text:style-name="P11"><text:span text:style-name="Strong_20_Emphasis"><text:span text:style-name="T47">&lt;?</text:span></text:span><text:span text:style-name="Strong_20_Emphasis"><text:span text:style-name="T50">xml</text:span></text:span><text:span text:style-name="Strong_20_Emphasis"><text:span text:style-name="T22"> </text:span></text:span><text:span text:style-name="Strong_20_Emphasis"><text:span text:style-name="T52">version</text:span></text:span><text:span text:style-name="Strong_20_Emphasis"><text:span text:style-name="T22"> = </text:span></text:span><text:span text:style-name="Strong_20_Emphasis"><text:span text:style-name="T33">"1.0"</text:span></text:span><text:span text:style-name="Strong_20_Emphasis"><text:span text:style-name="T22"> </text:span></text:span><text:span text:style-name="Strong_20_Emphasis"><text:span text:style-name="T52">encoding</text:span></text:span><text:span text:style-name="Strong_20_Emphasis"><text:span text:style-name="T22"> = </text:span></text:span><text:span text:style-name="Strong_20_Emphasis"><text:span text:style-name="T33">"UTF-8"</text:span></text:span><text:span text:style-name="Strong_20_Emphasis"><text:span text:style-name="T47">?&gt;</text:span></text:span></text:p>
      <text:p text:style-name="P44"/>
      <text:p text:style-name="P44"><text:span text:style-name="T86">&lt;</text:span><text:span text:style-name="T88">beans</text:span> <text:span text:style-name="T90">xmlns</text:span> <text:span text:style-name="T65">=</text:span> <text:span text:style-name="T76">"http://www.springframework.org/schema/beans"</text:span></text:p>
      <text:p text:style-name="P44"><text:s text:c="3"/><text:span text:style-name="T90">xmlns:xsi</text:span> <text:span text:style-name="T65">=</text:span> <text:span text:style-name="T76">"http://www.w3.org/2001/XMLSchema-instance"</text:span></text:p>
      <text:p text:style-name="P44"><text:s text:c="3"/><text:span text:style-name="T90">xmlns:context</text:span> <text:span text:style-name="T65">=</text:span> <text:span text:style-name="T76">"http://www.springframework.org/schema/context"</text:span></text:p>
      <text:p text:style-name="P44"><text:s text:c="3"/><text:span text:style-name="T90">xsi:schemaLocation</text:span> <text:span text:style-name="T65">=</text:span> <text:span text:style-name="T76">"http://www.springframework.org/schema/beans</text:span></text:p>
      <text:p text:style-name="P45"><text:s text:c="3"/>http://www.springframework.org/schema/beans/spring-beans-3.0.xsd</text:p>
      <text:p text:style-name="P45"><text:s text:c="3"/>http://www.springframework.org/schema/context</text:p>
      <text:p text:style-name="P44"><text:span text:style-name="T76"><text:s text:c="3"/>http://www.springframework.org/schema/context/spring-context-3.0.xsd"</text:span><text:span text:style-name="T86">&gt;</text:span></text:p>
      <text:p text:style-name="P44"><text:span text:style-name="T65"><text:s text:c="3"/></text:span><text:span text:style-name="T91">&lt;!-- <text:s/>for Annotation <text:s/>based approach --&gt;</text:span></text:p>
      <text:p text:style-name="P42"><text:span text:style-name="T68"><text:s text:c="6"/></text:span><text:span text:style-name="T87">&lt;</text:span><text:span text:style-name="T89">context:annotation-config</text:span><text:span text:style-name="T87">/&gt;</text:span></text:p>
      <text:p text:style-name="P44"><text:span text:style-name="Strong_20_Emphasis"><text:span text:style-name="T45">&lt;/</text:span></text:span><text:span text:style-name="Strong_20_Emphasis"><text:span text:style-name="T49">beans</text:span></text:span><text:span text:style-name="Strong_20_Emphasis"><text:span text:style-name="T45">&gt;</text:span></text:span></text:p>
      <text:p text:style-name="P44"><text:span text:style-name="Strong_20_Emphasis"><text:span text:style-name="T45"/></text:span></text:p>
      <text:p text:style-name="P18"><text:span text:style-name="Strong_20_Emphasis"><text:span text:style-name="T17">Once &lt;context:annotation-config/&gt; is configured, you can start annotating your code to indicate that Spring should automatically wire values into properties, methods, and constructor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 svg:font-family="Verdana, Geneva, Tahoma, Arial, Helvetica, sans-serif"/>
    <style:font-face style:name="raleway" svg:font-family="raleway"/>
    <style:font-face style:name="source code pro" svg:font-family="'source code pro', consolas, 'bitstream vera sans mono', 'courier new', Courier, monospace"/>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4M19S</meta:editing-duration>
    <meta:editing-cycles>169</meta:editing-cycles>
    <meta:generator>OpenOffice/4.0.1$Win32 OpenOffice.org_project/401m5$Build-9714</meta:generator>
    <dc:date>2018-09-26T13:54:41.31</dc:date>
    <meta:document-statistic meta:table-count="0" meta:image-count="0" meta:object-count="0" meta:page-count="6" meta:paragraph-count="214" meta:word-count="1685" meta:character-count="12947"/>
    <meta:user-defined meta:name="Info 1"/>
    <meta:user-defined meta:name="Info 2"/>
    <meta:user-defined meta:name="Info 3"/>
    <meta:user-defined meta:name="Info 4"/>
  </office:meta>
</office:document-meta>
</file>